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563in" fo:margin-left="0.0313in" fo:margin-top="0in" fo:margin-bottom="0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0.6771in"/>
    </style:style>
    <style:style style:name="Table1.C" style:family="table-column">
      <style:table-column-properties style:column-width="3.4056in"/>
    </style:style>
    <style:style style:name="Table1.D" style:family="table-column">
      <style:table-column-properties style:column-width="1.4063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4125in" fo:keep-together="auto"/>
    </style:style>
    <style:style style:name="Table2" style:family="table">
      <style:table-properties style:width="6.625in" fo:margin-left="0in" fo:margin-top="0in" fo:margin-bottom="0in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4.3118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fo:padding-left="0.075in" fo:padding-right="0.075in" fo:padding-top="0in" fo:padding-bottom="0in" fo:border="1pt solid #000000"/>
    </style:style>
    <style:style style:name="Table2.3" style:family="table-row">
      <style:table-row-properties style:min-row-height="0.4896in" fo:keep-together="auto"/>
    </style:style>
    <style:style style:name="Table2.6" style:family="table-row">
      <style:table-row-properties style:min-row-height="0.3056in" fo:keep-together="auto"/>
    </style:style>
    <style:style style:name="Table2.10" style:family="table-row">
      <style:table-row-properties style:min-row-height="0.2438in" fo:keep-together="auto"/>
    </style:style>
    <style:style style:name="Table3" style:family="table">
      <style:table-properties style:width="6.6563in" fo:margin-left="0in" fo:margin-top="0in" fo:margin-bottom="0in" table:align="left"/>
    </style:style>
    <style:style style:name="Table3.A" style:family="table-column">
      <style:table-column-properties style:column-width="4.5931in"/>
    </style:style>
    <style:style style:name="Table3.B" style:family="table-column">
      <style:table-column-properties style:column-width="2.0625in"/>
    </style:style>
    <style:style style:name="Table3.1" style:family="table-row">
      <style:table-row-properties style:min-row-height="0.1979in" fo:keep-together="auto"/>
    </style:style>
    <style:style style:name="Table3.A1" style:family="table-cell">
      <style:table-cell-properties fo:padding-left="0.075in" fo:padding-right="0.075in" fo:padding-top="0in" fo:padding-bottom="0in" fo:border="1pt solid #000000"/>
    </style:style>
    <style:style style:name="Table3.2" style:family="table-row">
      <style:table-row-properties style:min-row-height="0.1535in" fo:keep-together="auto"/>
    </style:style>
    <style:style style:name="Table3.3" style:family="table-row">
      <style:table-row-properties style:min-row-height="0.1139in" fo:keep-together="auto"/>
    </style:style>
    <style:style style:name="Table4" style:family="table">
      <style:table-properties style:width="6.7708in" fo:margin-left="-0.2917in" fo:margin-top="0in" fo:margin-bottom="0in" table:align="left"/>
    </style:style>
    <style:style style:name="Table4.A" style:family="table-column">
      <style:table-column-properties style:column-width="2.3639in"/>
    </style:style>
    <style:style style:name="Table4.B" style:family="table-column">
      <style:table-column-properties style:column-width="4.4063in"/>
    </style:style>
    <style:style style:name="Table4.1" style:family="table-row">
      <style:table-row-properties style:min-row-height="0.2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3" style:family="table-row">
      <style:table-row-properties style:min-row-height="0.4896in" fo:keep-together="auto"/>
    </style:style>
    <style:style style:name="Table4.6" style:family="table-row">
      <style:table-row-properties style:min-row-height="0.3056in" fo:keep-together="auto"/>
    </style:style>
    <style:style style:name="P1" style:family="paragraph" style:parent-style-name="Standard">
      <style:paragraph-properties fo:margin-left="-0.098in" fo:margin-right="0in" fo:text-indent="0in" style:auto-text-indent="false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line-height="103%"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top="0.2398in" fo:margin-bottom="0in" loext:contextual-spacing="false" fo:line-height="115%" fo:text-align="justify" style:justify-single-word="false" fo:orphans="0" fo:widows="0"/>
    </style:style>
    <style:style style:name="P10" style:family="paragraph" style:parent-style-name="Standard">
      <style:paragraph-properties fo:margin-top="0.2398in" fo:margin-bottom="0in" loext:contextual-spacing="false" fo:line-height="95%" fo:orphans="0" fo:widows="0"/>
    </style:style>
    <style:style style:name="P11" style:family="paragraph" style:parent-style-name="Standard">
      <style:paragraph-properties fo:margin-left="0in" fo:margin-right="-0.061in" fo:margin-top="0.0835in" fo:margin-bottom="0in" loext:contextual-spacing="false" fo:line-height="100%" fo:text-align="end" style:justify-single-word="false" fo:orphans="0" fo:widows="0" fo:text-indent="0in" style:auto-text-indent="false"/>
    </style:style>
    <style:style style:name="P12" style:family="paragraph" style:parent-style-name="Standard">
      <style:paragraph-properties fo:margin-left="0in" fo:margin-right="-0.061in" fo:margin-top="0.6547in" fo:margin-bottom="0in" loext:contextual-spacing="false" fo:line-height="95%" fo:text-align="end" style:justify-single-word="false" fo:orphans="0" fo:widows="0" fo:text-indent="0in" style:auto-text-indent="false"/>
    </style:style>
    <style:style style:name="P13" style:family="paragraph" style:parent-style-name="Standard">
      <style:paragraph-properties fo:margin-left="0in" fo:margin-right="-0.061in" fo:margin-top="0.3291in" fo:margin-bottom="0in" loext:contextual-spacing="false" fo:line-height="100%" fo:text-align="end" style:justify-single-word="false" fo:orphans="0" fo:widows="0" fo:text-indent="0in" style:auto-text-indent="false"/>
    </style:style>
    <style:style style:name="P14" style:family="paragraph" style:parent-style-name="Standard">
      <style:paragraph-properties fo:margin-left="0in" fo:margin-right="0.978in" fo:margin-top="0.3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 fo:break-before="page"/>
      <style:text-properties fo:font-weight="bold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</style:style>
    <style:style style:name="P19" style:family="paragraph" style:parent-style-name="Standard">
      <style:paragraph-properties fo:margin-top="0in" fo:margin-bottom="0in" loext:contextual-spacing="false" fo:line-height="103%" fo:text-align="start" style:justify-single-word="false" fo:orphans="0" fo:widows="0"/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 fo:orphans="0" fo:widows="0"/>
      <style:text-properties fo:font-weight="bold" style:font-weight-asian="bold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weight="bold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 fo:orphans="0" fo:widows="0"/>
      <style:text-properties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83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97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underline-style="solid" style:text-underline-width="auto" style:text-underline-color="font-color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0in" fo:margin-top="0.2398in" fo:margin-bottom="0in" loext:contextual-spacing="false" fo:line-height="115%" fo:text-align="justify" style:justify-single-word="false" fo:orphans="0" fo:widows="0" fo:text-indent="0in" style:auto-text-indent="false"/>
    </style:style>
    <style:style style:name="P35" style:family="paragraph" style:parent-style-name="Standard">
      <style:paragraph-properties fo:margin-left="0in" fo:margin-right="0in" fo:margin-top="0.1862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in" fo:margin-right="0in" fo:margin-top="0.19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092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.104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.091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.0902in" fo:margin-right="0.1in" fo:margin-top="0in" fo:margin-bottom="0in" loext:contextual-spacing="false" fo:line-height="9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.0902in" fo:margin-right="0.1in" fo:margin-top="0in" fo:margin-bottom="0in" loext:contextual-spacing="false" fo:line-height="95%" fo:text-align="start" style:justify-single-word="false" fo:orphans="0" fo:widows="0" fo:text-indent="0in" style:auto-text-indent="false"/>
    </style:style>
    <style:style style:name="P42" style:family="paragraph" style:parent-style-name="Standard">
      <style:paragraph-properties fo:margin-left="0.0902in" fo:margin-right="0.1in" fo:line-height="95%" fo:text-align="start" style:justify-single-word="false" fo:orphans="0" fo:widows="0" fo:text-indent="0in" style:auto-text-indent="false"/>
    </style:style>
    <style:style style:name="P43" style:family="paragraph" style:parent-style-name="Standard">
      <style:paragraph-properties fo:margin-left="0.0902in" fo:margin-right="0.1in" fo:line-height="95%" fo:orphans="0" fo:widows="0" fo:text-indent="0in" style:auto-text-indent="false"/>
    </style:style>
    <style:style style:name="P44" style:family="paragraph" style:parent-style-name="Standard">
      <style:paragraph-properties fo:margin-left="0.0929in" fo:margin-right="0in" fo:line-height="100%" fo:orphans="0" fo:widows="0" fo:text-indent="0in" style:auto-text-indent="false"/>
    </style:style>
    <style:style style:name="P45" style:family="paragraph" style:parent-style-name="Standard">
      <style:paragraph-properties fo:margin-left="0.1043in" fo:margin-right="0in" fo:line-height="100%" fo:orphans="0" fo:widows="0" fo:text-indent="0in" style:auto-text-indent="false"/>
    </style:style>
    <style:style style:name="P46" style:family="paragraph" style:parent-style-name="Standard">
      <style:paragraph-properties fo:margin-left="0.0917in" fo:margin-right="0in" fo:line-height="100%" fo:orphans="0" fo:widows="0" fo:text-indent="0in" style:auto-text-indent="false"/>
    </style:style>
    <style:style style:name="P47" style:family="paragraph" style:parent-style-name="Standard">
      <style:paragraph-properties fo:margin-left="2.18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2.18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49" style:family="paragraph" style:parent-style-name="Standard">
      <style:paragraph-properties fo:margin-left="0.3717in" fo:margin-right="0.9402in" fo:margin-top="0in" fo:margin-bottom="0in" loext:contextual-spacing="false" fo:line-height="118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/>
        </style:tab-stops>
      </style:paragraph-properties>
    </style:style>
    <style:style style:name="P51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/>
        </style:tab-stops>
      </style:paragraph-properties>
    </style:style>
    <style:style style:name="P52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53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54" style:family="paragraph" style:parent-style-name="Standard">
      <style:paragraph-properties fo:margin-left="0.5in" fo:margin-right="0in" fo:text-indent="0in" style:auto-text-indent="false"/>
    </style:style>
    <style:style style:name="P55" style:family="paragraph" style:parent-style-name="Standard" style:list-style-name="WWNum2">
      <style:paragraph-properties fo:margin-left="0.5in" fo:margin-right="0in" fo:margin-top="0in" fo:margin-bottom="0.139in" loext:contextual-spacing="false" fo:line-height="115%" fo:text-align="justify" style:justify-single-word="false" fo:text-indent="-0.25in" style:auto-text-indent="false"/>
    </style:style>
    <style:style style:name="P56" style:family="paragraph" style:parent-style-name="Standard" style:list-style-name="WWNum2">
      <style:paragraph-properties fo:margin-left="0.5in" fo:margin-right="0in" fo:margin-top="0in" fo:margin-bottom="0.139in" loext:contextual-spacing="false" fo:line-height="115%" fo:text-align="justify" style:justify-single-word="false" fo:text-indent="-0.25in" style:auto-text-indent="false"/>
    </style:style>
    <style:style style:name="P57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58" style:family="paragraph" style:parent-style-name="Standard" style:list-style-name="WWNum2">
      <style:paragraph-properties fo:margin-left="0.5in" fo:margin-right="0in" fo:margin-top="0in" fo:margin-bottom="0.139in" loext:contextual-spacing="false" fo:line-height="100%" fo:keep-together="auto" fo:text-indent="-0.25in" style:auto-text-indent="false" fo:keep-with-next="auto"/>
    </style:style>
    <style:style style:name="P59" style:family="paragraph" style:parent-style-name="Standard">
      <style:paragraph-properties fo:margin-left="0.5in" fo:margin-right="0in" fo:line-height="100%" fo:orphans="0" fo:widows="0" fo:text-indent="-0.25in" style:auto-text-indent="false"/>
    </style:style>
    <style:style style:name="P60" style:family="paragraph" style:parent-style-name="Standard">
      <style:paragraph-properties fo:margin-left="0.5in" fo:margin-right="0in" fo:line-height="100%" fo:orphans="0" fo:widows="0" fo:text-indent="-0.25in" style:auto-text-indent="false"/>
      <style:text-properties fo:font-size="12pt" style:font-size-asian="12pt" style:font-size-complex="12pt"/>
    </style:style>
    <style:style style:name="P61" style:family="paragraph" style:parent-style-name="Standard">
      <style:paragraph-properties fo:margin-left="0in" fo:margin-right="0in" fo:text-indent="0in" style:auto-text-indent="false"/>
    </style:style>
    <style:style style:name="P62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63" style:family="paragraph" style:parent-style-name="Standard">
      <style:paragraph-properties fo:margin-left="0in" fo:margin-right="0in" fo:margin-top="0.2398in" fo:margin-bottom="0in" loext:contextual-spacing="false" fo:line-height="95%" fo:orphans="0" fo:widows="0" fo:text-indent="0in" style:auto-text-indent="false"/>
    </style:style>
    <style:style style:name="P64" style:family="paragraph" style:parent-style-name="Standard">
      <style:paragraph-properties fo:margin-left="0in" fo:margin-right="0in" fo:margin-top="0.3335in" fo:margin-bottom="0in" loext:contextual-spacing="false" fo:line-height="95%" fo:keep-together="auto" fo:orphans="0" fo:widows="0" fo:text-indent="0in" style:auto-text-indent="false" fo:keep-with-next="auto"/>
    </style:style>
    <style:style style:name="P65" style:family="paragraph" style:parent-style-name="Standard">
      <style:paragraph-properties fo:margin-left="-0.098in" fo:margin-right="0in" fo:text-indent="0in" style:auto-text-indent="false"/>
    </style:style>
    <style:style style:name="P66" style:family="paragraph" style:parent-style-name="Standard">
      <style:paragraph-properties fo:margin-left="0in" fo:margin-right="0in" fo:text-indent="0in" style:auto-text-indent="false"/>
    </style:style>
    <style:style style:name="P67" style:family="paragraph" style:parent-style-name="Standard">
      <style:paragraph-properties fo:margin-top="0.1819in" fo:margin-bottom="0in" loext:contextual-spacing="false" fo:line-height="84%" fo:text-align="center" style:justify-single-word="false" fo:orphans="0" fo:widows="0"/>
      <style:text-properties fo:font-weight="bold" style:font-weight-asian="bold"/>
    </style:style>
    <style:style style:name="P68" style:family="paragraph" style:parent-style-name="Standard">
      <style:paragraph-properties fo:margin-top="0.1819in" fo:margin-bottom="0in" loext:contextual-spacing="false" fo:line-height="84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69" style:family="paragraph" style:parent-style-name="Standard">
      <style:paragraph-properties fo:margin-top="0.011in" fo:margin-bottom="0in" loext:contextual-spacing="false" fo:line-height="100%" fo:text-align="start" style:justify-single-word="false" fo:orphans="0" fo:widows="0"/>
    </style:style>
    <style:style style:name="P70" style:family="paragraph" style:parent-style-name="Standard">
      <style:paragraph-properties fo:margin-top="0.011in" fo:margin-bottom="0in" loext:contextual-spacing="false" fo:line-height="100%" fo:orphans="0" fo:widows="0"/>
      <style:text-properties fo:font-size="12pt" style:font-size-asian="12pt" style:font-size-complex="12pt"/>
    </style:style>
    <style:style style:name="P71" style:family="paragraph" style:parent-style-name="Standard">
      <style:paragraph-properties fo:margin-left="0in" fo:margin-right="0.978in" fo:margin-top="0.3291in" fo:margin-bottom="0in" loext:contextual-spacing="false" fo:line-height="100%" fo:orphans="0" fo:widows="0" fo:text-indent="0in" style:auto-text-indent="false"/>
      <style:text-properties fo:font-weight="bold" style:font-weight-asian="bold"/>
    </style:style>
    <style:style style:name="P72" style:family="paragraph" style:parent-style-name="Standard">
      <style:paragraph-properties fo:margin-left="0.0898in" fo:margin-right="0in" fo:margin-top="0in" fo:margin-bottom="0in" loext:contextual-spacing="false" fo:line-height="100%" fo:orphans="0" fo:widows="0" fo:text-indent="0in" style:auto-text-indent="false"/>
    </style:style>
    <style:style style:name="P73" style:family="paragraph" style:parent-style-name="Standard">
      <style:paragraph-properties fo:margin-left="0.1591in" fo:margin-right="0in" fo:margin-top="0in" fo:margin-bottom="0in" loext:contextual-spacing="false" fo:line-height="100%" fo:orphans="0" fo:widows="0" fo:text-indent="0in" style:auto-text-indent="false"/>
    </style:style>
    <style:style style:name="P74" style:family="paragraph" style:parent-style-name="Standard">
      <style:paragraph-properties fo:margin-left="0.0909in" fo:margin-right="0in" fo:margin-top="0in" fo:margin-bottom="0in" loext:contextual-spacing="false" fo:line-height="100%" fo:orphans="0" fo:widows="0" fo:text-indent="0in" style:auto-text-indent="false"/>
    </style:style>
    <style:style style:name="P75" style:family="paragraph" style:parent-style-name="Standard">
      <style:paragraph-properties fo:margin-left="0.1598in" fo:margin-right="0in" fo:margin-top="0in" fo:margin-bottom="0in" loext:contextual-spacing="false" fo:line-height="100%" fo:orphans="0" fo:widows="0" fo:text-indent="0in" style:auto-text-indent="false"/>
    </style:style>
    <style:style style:name="P76" style:family="paragraph" style:parent-style-name="Standard">
      <style:paragraph-properties fo:margin-top="0.1984in" fo:margin-bottom="0in" loext:contextual-spacing="false" fo:line-height="100%" fo:orphans="0" fo:widows="0"/>
    </style:style>
    <style:style style:name="P77" style:family="paragraph" style:parent-style-name="Standard">
      <style:paragraph-properties fo:margin-top="0.1984in" fo:margin-bottom="0in" loext:contextual-spacing="false" fo:line-height="100%" fo:orphans="0" fo:widows="0"/>
      <style:text-properties fo:font-size="12pt" style:text-underline-style="solid" style:text-underline-width="auto" style:text-underline-color="font-color" style:font-size-asian="12pt" style:font-size-complex="12pt"/>
    </style:style>
    <style:style style:name="P78" style:family="paragraph" style:parent-style-name="Heading_20_1">
      <style:paragraph-properties fo:margin-left="0in" fo:margin-right="-0.061in" fo:margin-top="0.0835in" fo:margin-bottom="0in" loext:contextual-spacing="false" fo:line-height="100%" fo:text-align="end" style:justify-single-word="false" fo:orphans="0" fo:widows="0" fo:text-indent="0in" style:auto-text-indent="false"/>
    </style:style>
    <style:style style:name="P79" style:family="paragraph" style:parent-style-name="Heading_20_1" style:master-page-name="First_20_Page">
      <style:paragraph-properties fo:margin-left="0in" fo:margin-right="-0.061in" fo:margin-top="0.0835in" fo:margin-bottom="0in" loext:contextual-spacing="false" fo:line-height="100%" fo:text-align="end" style:justify-single-word="false" fo:orphans="0" fo:widows="0" fo:text-indent="0in" style:auto-text-indent="false" style:page-number="1"/>
    </style:style>
    <style:style style:name="P80" style:family="paragraph" style:parent-style-name="Heading_20_1" style:list-style-name="WWNum1">
      <style:paragraph-properties fo:margin-left="0in" fo:margin-right="0in" fo:text-indent="0.1965in" style:auto-text-indent="false"/>
    </style:style>
    <style:style style:name="P81" style:family="paragraph" style:parent-style-name="Heading_20_1" style:list-style-name="WWNum1">
      <style:paragraph-properties fo:margin-left="0in" fo:margin-right="0in" fo:line-height="100%" fo:orphans="0" fo:widows="0" fo:text-indent="0.1965in" style:auto-text-indent="false"/>
    </style:style>
    <style:style style:name="P82" style:family="paragraph" style:parent-style-name="Heading_20_1" style:list-style-name="WWNum1">
      <style:paragraph-properties fo:margin-left="0in" fo:margin-right="0in" fo:margin-top="0.139in" fo:margin-bottom="0in" loext:contextual-spacing="false" fo:text-indent="0.1965in" style:auto-text-indent="false"/>
    </style:style>
    <style:style style:name="P83" style:family="paragraph" style:parent-style-name="Heading_20_1" style:list-style-name="WWNum1">
      <style:paragraph-properties fo:margin-left="0in" fo:margin-right="0in" fo:margin-top="0.0807in" fo:margin-bottom="0in" loext:contextual-spacing="false" fo:line-height="100%" fo:orphans="0" fo:widows="0" fo:text-indent="0.1965in" style:auto-text-indent="false"/>
    </style:style>
    <style:style style:name="P84" style:family="paragraph" style:parent-style-name="Heading_20_1" style:list-style-name="WWNum1">
      <style:paragraph-properties fo:margin-left="0in" fo:margin-right="0in" fo:margin-top="0.2398in" fo:margin-bottom="0in" loext:contextual-spacing="false" fo:line-height="100%" fo:orphans="0" fo:widows="0" fo:text-indent="0.1965in" style:auto-text-indent="false"/>
    </style:style>
    <style:style style:name="P85" style:family="paragraph" style:parent-style-name="Heading_20_1" style:list-style-name="WWNum1">
      <style:paragraph-properties fo:margin-left="0in" fo:margin-right="0in" fo:margin-top="0.0016in" fo:margin-bottom="0in" loext:contextual-spacing="false" fo:line-height="82%" fo:orphans="0" fo:widows="0" fo:text-indent="0.1965in" style:auto-text-indent="false"/>
    </style:style>
    <style:style style:name="P86" style:family="paragraph" style:parent-style-name="Heading_20_3" style:list-style-name="WWNum1"/>
    <style:style style:name="P87" style:family="paragraph" style:parent-style-name="Heading_20_3" style:list-style-name="WWNum1">
      <style:paragraph-properties fo:margin-top="0.2398in" fo:margin-bottom="0in" loext:contextual-spacing="false" fo:line-height="95%" fo:orphans="0" fo:widows="0"/>
    </style:style>
    <style:style style:name="P88" style:family="paragraph" style:parent-style-name="Heading_20_3" style:list-style-name="WWNum1">
      <style:paragraph-properties fo:margin-top="0.2736in" fo:margin-bottom="0in" loext:contextual-spacing="false" fo:line-height="100%" fo:orphans="0" fo:widows="0"/>
    </style:style>
    <style:style style:name="P89" style:family="paragraph" style:parent-style-name="Heading_20_3" style:list-style-name="WWNum1">
      <style:paragraph-properties fo:margin-top="0.0819in" fo:margin-bottom="0in" loext:contextual-spacing="false" fo:line-height="100%" fo:orphans="0" fo:widows="0"/>
    </style:style>
    <style:style style:name="P90" style:family="paragraph" style:parent-style-name="Heading_20_3" style:list-style-name="WWNum1">
      <style:paragraph-properties fo:margin-top="0.3307in" fo:margin-bottom="0in" loext:contextual-spacing="false" fo:line-height="100%" fo:orphans="0" fo:widows="0"/>
    </style:style>
    <style:style style:name="P91" style:family="paragraph" style:parent-style-name="Heading_20_2" style:list-style-name="WWNum1">
      <style:paragraph-properties fo:margin-left="0in" fo:margin-right="0in" fo:text-indent="0.2917in" style:auto-text-indent="false"/>
    </style:style>
    <style:style style:name="P92" style:family="paragraph" style:parent-style-name="Heading_20_2" style:list-style-name="WWNum1">
      <style:paragraph-properties fo:margin-left="0in" fo:margin-right="0in" fo:line-height="100%" fo:orphans="0" fo:widows="0" fo:text-indent="0.2917in" style:auto-text-indent="false"/>
    </style:style>
    <style:style style:name="P93" style:family="paragraph" style:parent-style-name="Heading_20_2" style:list-style-name="WWNum1">
      <style:paragraph-properties fo:margin-left="0in" fo:margin-right="0in" fo:margin-top="0in" fo:margin-bottom="0in" loext:contextual-spacing="false" fo:line-height="100%" fo:orphans="0" fo:widows="0" fo:text-indent="0.2917in" style:auto-text-indent="false"/>
    </style:style>
    <style:style style:name="P94" style:family="paragraph" style:parent-style-name="Heading_20_2" style:list-style-name="WWNum1">
      <style:paragraph-properties fo:margin-left="0in" fo:margin-right="0in" fo:margin-top="0.1984in" fo:margin-bottom="0in" loext:contextual-spacing="false" fo:line-height="100%" fo:orphans="0" fo:widows="0" fo:text-indent="0.2917in" style:auto-text-indent="false"/>
    </style:style>
    <style:style style:name="P95" style:family="paragraph" style:parent-style-name="Title">
      <style:paragraph-properties fo:break-before="page"/>
    </style:style>
    <style:style style:name="P96" style:family="paragraph">
      <loext:graphic-properties draw:fill="solid" draw:fill-color="#a0a0a0"/>
      <style:paragraph-properties fo:text-align="center"/>
    </style:style>
    <style:style style:name="T1" style:family="text">
      <style:text-properties fo:color="#307421" fo:font-size="12pt" style:font-size-asian="12pt" style:font-size-complex="12pt"/>
    </style:style>
    <style:style style:name="T2" style:family="text">
      <style:text-properties fo:color="#0000ff"/>
    </style:style>
    <style:style style:name="T3" style:family="text">
      <style:text-properties fo:color="#307421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19pt" fo:font-weight="bold" style:font-size-asian="19pt" style:font-weight-asian="bold" style:font-size-complex="19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21pt" style:font-size-asian="21pt" style:font-size-complex="21pt"/>
    </style:style>
    <style:style style:name="T8" style:family="text">
      <style:text-properties style:text-position="0% 100%" fo:font-size="20pt" fo:font-weight="bold" style:font-size-asian="20pt" style:font-weight-asian="bold" style:font-size-complex="20pt"/>
    </style:style>
    <style:style style:name="T9" style:family="text">
      <style:text-properties style:text-position="0% 100%" fo:font-size="16pt" fo:font-weight="bold" style:font-size-asian="16pt" style:font-weight-asian="bold" style:font-size-complex="16pt"/>
    </style:style>
    <style:style style:name="T10" style:family="text">
      <style:text-properties style:text-position="0% 100%" fo:font-size="14pt" fo:font-weight="bold" style:font-size-asian="14pt" style:font-weight-asian="bold" style:font-size-complex="14pt"/>
    </style:style>
    <style:style style:name="T11" style:family="text">
      <style:text-properties style:text-position="0% 100%" fo:font-size="14pt" style:font-size-asian="14pt" style:font-size-complex="14pt"/>
    </style:style>
    <style:style style:name="T12" style:family="text">
      <style:text-properties fo:font-size="20pt" fo:font-weight="bold" style:font-size-asian="20pt" style:font-weight-asian="bold" style:font-size-complex="20pt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3pt" fo:font-weight="bold" style:font-size-asian="13pt" style:font-weight-asian="bold" style:font-size-complex="13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3pt" fo:font-style="normal" style:text-underline-style="none" fo:font-weight="bold" style:font-size-asian="13pt" style:font-style-asian="normal" style:font-weight-asian="bold" style:font-size-complex="13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color="#307421" fo:font-size="12pt" style:font-size-asian="12pt" style:font-size-complex="12pt"/>
    </style:style>
    <style:style style:name="T25" style:family="text">
      <style:text-properties fo:color="#307421" fo:font-size="12pt" fo:font-weight="bold" style:font-size-asian="12pt" style:font-weight-asian="bold" style:font-size-complex="12pt"/>
    </style:style>
    <style:style style:name="T26" style:family="text">
      <style:text-properties fo:color="#307421" fo:font-size="12pt" style:text-underline-style="none" style:font-size-asian="12pt" style:font-size-complex="12pt"/>
    </style:style>
    <style:style style:name="T27" style:family="text">
      <style:text-properties fo:color="#307421"/>
    </style:style>
    <style:style style:name="T28" style:family="text">
      <style:text-properties fo:color="#307421" style:text-position="0% 100%"/>
    </style:style>
    <style:style style:name="T29" style:family="text">
      <style:text-properties fo:color="#307421" fo:font-weight="bold" style:font-weight-asian="bold"/>
    </style:style>
    <style:style style:name="T30" style:family="text">
      <style:text-properties fo:color="#307421" style:text-underline-style="none"/>
    </style:style>
    <style:style style:name="T31" style:family="text">
      <style:text-properties fo:color="#307421" style:text-underline-style="solid" style:text-underline-width="auto" style:text-underline-color="font-color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4" style:family="text">
      <style:text-properties fo:font-size="12pt" fo:font-weight="bold" style:font-size-asian="12pt" style:font-weight-asian="bold" style:font-size-complex="12pt"/>
    </style:style>
    <style:style style:name="T35" style:family="text">
      <style:text-properties fo:color="#0000ff" fo:font-size="12pt" style:font-size-asian="12pt" style:font-size-complex="12pt"/>
    </style:style>
    <style:style style:name="T36" style:family="text">
      <style:text-properties fo:color="#0000ff"/>
    </style:style>
    <style:style style:name="T37" style:family="text">
      <style:text-properties fo:color="#38761d"/>
    </style:style>
    <style:style style:name="T38" style:family="text">
      <style:text-properties fo:color="#442afc"/>
    </style:style>
    <style:style style:name="T3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40" style:family="text">
      <style:text-properties fo:color="#1155cc" style:text-underline-style="solid" style:text-underline-width="auto" style:text-underline-color="font-color"/>
    </style:style>
    <style:style style:name="T41" style:family="text">
      <style:text-properties fo:font-weight="bold" style:font-weight-asian="bold"/>
    </style:style>
    <style:style style:name="T42" style:family="text">
      <style:text-properties fo:color="#351c75"/>
    </style:style>
    <style:style style:name="T43" style:family="text">
      <style:text-properties fo:color="#b45f06"/>
    </style:style>
    <style:style style:name="T44" style:family="text">
      <style:text-properties fo:color="#85200c"/>
    </style:style>
    <style:style style:name="T45" style:family="text">
      <style:text-properties fo:color="#ae6217"/>
    </style:style>
    <style:style style:name="T46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1252in" fo:margin-right="0.1252in" fo:margin-top="0.1252in" fo:margin-bottom="0.1252in" style:vertical-pos="from-top" style:vertical-rel="paragraph" style:horizontal-pos="from-left" style:horizontal-rel="paragraph" draw:opacity="0%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9806496" text:id="ct39806496">
          <text:deletion>
            <office:change-info>
              <dc:creator>THIAGO MOURA BAIENSE</dc:creator>
              <dc:date>2024-09-10T13:22:50</dc:date>
            </office:change-info>
            <text:p text:style-name="P1"><text:span text:style-name="T1">Opcionalmente, </text:span><text:span text:style-name="T2">poderá ser informado o nome e telefone de um segundo contato que poderá ser acionado no ato da entrega caso haja alguma dificuldade de se encontrar o cliente solicitante ou tenha sido definido este segundo contato como responsável pelo recebimento do pedido</text:span><text:span text:style-name="T3">.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bookmark text:name="_hkgfk8uj86jt"/><draw:rect text:anchor-type="as-char" style:rel-width="100%" draw:z-index="0" draw:style-name="gr1" draw:text-style-name="P96" svg:width="0.0012in" svg:height="0.0213in"><text:p/></draw:rect></text:p>
      <text:p text:style-name="P11"><text:span text:style-name="T5">08/2024 </text:span></text:p>
      <text:p text:style-name="P78"><text:bookmark text:name="_jv4f8wy7vbdk"/><draw:rect text:anchor-type="as-char" style:rel-width="100%" draw:z-index="1" draw:style-name="gr1" draw:text-style-name="P96" svg:width="0.0012in" svg:height="0.0213in"><text:p/></draw:rect></text:p>
      <text:p text:style-name="P12"><text:span text:style-name="T8">Especificação de Requisitos de Software</text:span></text:p>
      <text:p text:style-name="P11"><text:span text:style-name="T13">NOME DO PROJETO AQUI</text:span><text:span text:style-name="T9"> </text:span></text:p>
      <text:p text:style-name="P13"><text:span text:style-name="T10">Versão </text:span><text:span text:style-name="T14">1</text:span><text:span text:style-name="T10">.</text:span><text:span text:style-name="T14">2</text:span></text:p>
      <text:p text:style-name="P14"/>
      <text:p text:style-name="P15"/>
      <text:p text:style-name="P23"><text:span text:style-name="T15">HISTÓRICO DA REVISÃO </text:span></text:p>
      <text:p text:style-name="P23"><text:span text:style-name="T17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<text:span text:style-name="T19">Data </text:span></text:p>
          </table:table-cell>
          <table:table-cell table:style-name="Table1.A1" office:value-type="string">
            <text:p text:style-name="P33"><text:span text:style-name="T19">Versão </text:span></text:p>
          </table:table-cell>
          <table:table-cell table:style-name="Table1.A1" office:value-type="string">
            <text:p text:style-name="P33"><text:span text:style-name="T19">Descrição </text:span></text:p>
          </table:table-cell>
          <table:table-cell table:style-name="Table1.A1" office:value-type="string">
            <text:p text:style-name="P33"><text:span text:style-name="T19">Autor</text:span></text:p>
          </table:table-cell>
        </table:table-row>
        <table:table-row table:style-name="Table1.2">
          <table:table-cell table:style-name="Table1.A1" office:value-type="string">
            <text:p text:style-name="P37"><text:span text:style-name="T23">31</text:span><text:span text:style-name="T20">/0</text:span><text:span text:style-name="T23">8</text:span><text:span text:style-name="T20">/20</text:span><text:span text:style-name="T23">24</text:span><text:span text:style-name="T20"> </text:span></text:p>
          </table:table-cell>
          <table:table-cell table:style-name="Table1.A1" office:value-type="string">
            <text:p text:style-name="P38"><text:span text:style-name="T20">1.0 </text:span></text:p>
          </table:table-cell>
          <table:table-cell table:style-name="Table1.A1" office:value-type="string">
            <text:p text:style-name="P39"><text:span text:style-name="T20">Introdução ao Projeto </text:span></text:p>
          </table:table-cell>
          <table:table-cell table:style-name="Table1.A1" office:value-type="string">
            <text:p text:style-name="P40"><text:span text:style-name="T23">Thiago e Vanderson</text:span></text:p>
          </table:table-cell>
        </table:table-row>
        <table:table-row table:style-name="Table1.2">
          <table:table-cell table:style-name="Table1.A1" office:value-type="string">
            <text:p text:style-name="P44"><text:span text:style-name="T23">06/09/2024 </text:span></text:p>
          </table:table-cell>
          <table:table-cell table:style-name="Table1.A1" office:value-type="string">
            <text:p text:style-name="P45"><text:span text:style-name="T23">1.1 </text:span></text:p>
          </table:table-cell>
          <table:table-cell table:style-name="Table1.A1" office:value-type="string">
            <text:p text:style-name="P46"><text:span text:style-name="T23">Adicionados descrição inicial e requisitos funcionais</text:span></text:p>
          </table:table-cell>
          <table:table-cell table:style-name="Table1.A1" office:value-type="string">
            <text:p text:style-name="P41"><text:span text:style-name="T23">Thiago e Vanderson</text:span></text:p>
          </table:table-cell>
        </table:table-row>
        <table:table-row table:style-name="Table1.2">
          <table:table-cell table:style-name="Table1.A1" office:value-type="string">
            <text:p text:style-name="P44"><text:span text:style-name="T23">07/09/2024 </text:span></text:p>
          </table:table-cell>
          <table:table-cell table:style-name="Table1.A1" office:value-type="string">
            <text:p text:style-name="P45"><text:span text:style-name="T23">1.2 </text:span></text:p>
          </table:table-cell>
          <table:table-cell table:style-name="Table1.A1" office:value-type="string">
            <text:p text:style-name="P46"><text:span text:style-name="T23">Adicionados requisitos RF07 a RF10</text:span></text:p>
          </table:table-cell>
          <table:table-cell table:style-name="Table1.A1" office:value-type="string">
            <text:p text:style-name="P42"><text:span text:style-name="T23">Valentin e Franquilei</text:span></text:p>
          </table:table-cell>
        </table:table-row>
        <table:table-row table:style-name="Table1.2">
          <table:table-cell table:style-name="Table1.A1" office:value-type="string">
            <text:p text:style-name="P44"><text:span text:style-name="T23">dd/mm/2024 </text:span></text:p>
          </table:table-cell>
          <table:table-cell table:style-name="Table1.A1" office:value-type="string">
            <text:p text:style-name="P45"><text:span text:style-name="T23">1.x </text:span></text:p>
          </table:table-cell>
          <table:table-cell table:style-name="Table1.A1" office:value-type="string">
            <text:p text:style-name="P46"><text:span text:style-name="T23">Atividade </text:span></text:p>
          </table:table-cell>
          <table:table-cell table:style-name="Table1.A1" office:value-type="string">
            <text:p text:style-name="P43"><text:span text:style-name="T23">Responsável</text:span></text:p>
          </table:table-cell>
        </table:table-row>
      </table:table>
      <text:p text:style-name="P25"/>
      <text:p text:style-name="P29"/>
      <text:p text:style-name="P47"><text:span text:style-name="T15">TABELA DE CONTEÚDO <text:s/></text:span></text:p>
      <text:p text:style-name="P48"/>
      <text:p text:style-name="P49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0"><text:a xlink:type="simple" xlink:href="#_ub65c5d03nkm" text:style-name="Index_20_Link" text:visited-style-name="Index_20_Link"><text:span text:style-name="T21">1. INTRODUÇÃO<text:tab/>5</text:span></text:a></text:p>
          <text:p text:style-name="P52"><text:a xlink:type="simple" xlink:href="#_ytunetcxy1a2" text:style-name="Index_20_Link" text:visited-style-name="Index_20_Link"><text:span text:style-name="T22">1.1. FINALIDADE<text:tab/>5</text:span></text:a></text:p>
          <text:p text:style-name="P52"><text:a xlink:type="simple" xlink:href="#_c2b5mok5g17n" text:style-name="Index_20_Link" text:visited-style-name="Index_20_Link"><text:span text:style-name="T22">1.2. ESCOPO<text:tab/>5</text:span></text:a></text:p>
          <text:p text:style-name="P52"><text:a xlink:type="simple" xlink:href="#_qorsz15mv9c2" text:style-name="Index_20_Link" text:visited-style-name="Index_20_Link"><text:span text:style-name="T22">1.3. DEFINIÇÕES, ACRÔNIMOS, E ABREVIAÇÕES (modificado!)<text:tab/>5</text:span></text:a></text:p>
          <text:p text:style-name="P50"><text:a xlink:type="simple" xlink:href="#_t6te269e5x08" text:style-name="Index_20_Link" text:visited-style-name="Index_20_Link"><text:span text:style-name="T21">2. DESCRIÇÃO GERAL<text:tab/>6</text:span></text:a></text:p>
          <text:p text:style-name="P52"><text:a xlink:type="simple" xlink:href="#_3emer6e4wqpw" text:style-name="Index_20_Link" text:visited-style-name="Index_20_Link"><text:span text:style-name="T22">2.1. FATORES GERAIS QUE AFETAM O PROJETO E SEUS REQUISITOS<text:tab/>6</text:span></text:a></text:p>
          <text:p text:style-name="P53"><text:a xlink:type="simple" xlink:href="#_8mvjo7vuvzgl" text:style-name="Index_20_Link" text:visited-style-name="Index_20_Link"><text:span text:style-name="T22">2.1.1. Perfil de necessidade de acesso<text:tab/>6</text:span></text:a></text:p>
          <text:p text:style-name="P53"><text:a xlink:type="simple" xlink:href="#_4t60w9e0n7j0" text:style-name="Index_20_Link" text:visited-style-name="Index_20_Link"><text:span text:style-name="T22">2.1.2. Perfil de usuário<text:tab/>6</text:span></text:a></text:p>
          <text:p text:style-name="P53"><text:soft-page-break/><text:a xlink:type="simple" xlink:href="#_mn2m46iylpct" text:style-name="Index_20_Link" text:visited-style-name="Index_20_Link"><text:span text:style-name="T22">2.1.3. Modelo de negócio alvo<text:tab/>7</text:span></text:a></text:p>
          <text:p text:style-name="P50"><text:a xlink:type="simple" xlink:href="#_fxhdu2vg5yiu" text:style-name="Index_20_Link" text:visited-style-name="Index_20_Link"><text:span text:style-name="T21">3. REQUISITOS ESPECÍFICOS<text:tab/>7</text:span></text:a></text:p>
          <text:p text:style-name="P52"><text:a xlink:type="simple" xlink:href="#_j4x8pnk57108" text:style-name="Index_20_Link" text:visited-style-name="Index_20_Link"><text:span text:style-name="T22">3.1. REQUISITOS FUNCIONAIS<text:tab/>7</text:span></text:a></text:p>
          <text:p text:style-name="P53"><text:a xlink:type="simple" xlink:href="#_va1uacp5bik0" text:style-name="Index_20_Link" text:visited-style-name="Index_20_Link"><text:span text:style-name="T22">3.1.1. [RF 01] Cadastro de clientes (modificado!)<text:tab/>7</text:span></text:a></text:p>
          <text:p text:style-name="P53"><text:a xlink:type="simple" xlink:href="#_flg5u7pqg5es" text:style-name="Index_20_Link" text:visited-style-name="Index_20_Link"><text:span text:style-name="T22">3.1.2. [RF 02] Alteração do cadastro de clientes (novo!)<text:tab/>7</text:span></text:a></text:p>
          <text:p text:style-name="P53"><text:a xlink:type="simple" xlink:href="#_ovkjerj0e4xx" text:style-name="Index_20_Link" text:visited-style-name="Index_20_Link"><text:span text:style-name="T22">3.1.3. [RF 03] Gestão de produtos<text:tab/>8</text:span></text:a></text:p>
          <text:p text:style-name="P53"><text:a xlink:type="simple" xlink:href="#_ni62lefs84or" text:style-name="Index_20_Link" text:visited-style-name="Index_20_Link"><text:span text:style-name="T22">3.1.4. [RF 04] Processo de cadastro de pedidos<text:tab/>8</text:span></text:a></text:p>
          <text:p text:style-name="P53"><text:a xlink:type="simple" xlink:href="#_7sb7am3eulkn" text:style-name="Index_20_Link" text:visited-style-name="Index_20_Link"><text:span text:style-name="T22">3.1.5. [RF 05] Informações de entrega dos pedidos (novo!)<text:tab/>8</text:span></text:a></text:p>
          <text:p text:style-name="P53"><text:a xlink:type="simple" xlink:href="#_i7qo9t8aaznm" text:style-name="Index_20_Link" text:visited-style-name="Index_20_Link"><text:span text:style-name="T22">3.1.6. [RF 06] Informações do solicitante dos pedidos (novo!)<text:tab/>8</text:span></text:a></text:p>
          <text:p text:style-name="P53"><text:a xlink:type="simple" xlink:href="#_fizgle2bbx9l" text:style-name="Index_20_Link" text:visited-style-name="Index_20_Link"><text:span text:style-name="T22">3.1.7. [RF 07] Informações dos produtos dos pedidos (novo!)<text:tab/>9</text:span></text:a></text:p>
          <text:p text:style-name="P53"><text:a xlink:type="simple" xlink:href="#_puf0n2qoekxl" text:style-name="Index_20_Link" text:visited-style-name="Index_20_Link"><text:span text:style-name="T22">3.1.8. [RF 08] Controle de estado de pedido (modificado!)<text:tab/>9</text:span></text:a></text:p>
          <text:p text:style-name="P53"><text:a xlink:type="simple" xlink:href="#_99scq6jw6tfl" text:style-name="Index_20_Link" text:visited-style-name="Index_20_Link"><text:span text:style-name="T22">3.1.9. [RF 09] Controle de pagamento de pedidos (novo!)<text:tab/>9</text:span></text:a></text:p>
          <text:p text:style-name="P53"><text:a xlink:type="simple" xlink:href="#_ndknzpm0vtr" text:style-name="Index_20_Link" text:visited-style-name="Index_20_Link"><text:span text:style-name="T22">3.1.10. [RF 10] Alteração de pedidos (modificado!)<text:tab/>9</text:span></text:a></text:p>
          <text:p text:style-name="P53"><text:a xlink:type="simple" xlink:href="#_jm6jd69r4lfz" text:style-name="Index_20_Link" text:visited-style-name="Index_20_Link"><text:span text:style-name="T22">3.1.11. [RF 11] Pesquisa de pedidos<text:tab/>10</text:span></text:a></text:p>
          <text:p text:style-name="P53"><text:a xlink:type="simple" xlink:href="#_2rab364mztzl" text:style-name="Index_20_Link" text:visited-style-name="Index_20_Link"><text:span text:style-name="T22">3.1.12. [RF 12] Gestão promocional<text:tab/>10</text:span></text:a></text:p>
          <text:p text:style-name="P53"><text:a xlink:type="simple" xlink:href="#_y6iabjw6s7iw" text:style-name="Index_20_Link" text:visited-style-name="Index_20_Link"><text:span text:style-name="T22">3.1.13. [RF 13] Relatórios<text:tab/>10</text:span></text:a></text:p>
          <text:p text:style-name="P53"><text:a xlink:type="simple" xlink:href="#_8u4lm0c6q1bo" text:style-name="Index_20_Link" text:visited-style-name="Index_20_Link"><text:span text:style-name="T22">3.1.14. [RF 14] Requisito de cópia (novo!)<text:tab/>10</text:span></text:a></text:p>
          <text:p text:style-name="P53"><text:a xlink:type="simple" xlink:href="#_bfis1jqd75n4" text:style-name="Index_20_Link" text:visited-style-name="Index_20_Link"><text:span text:style-name="T22">3.1.15. [RF 15] Gerenciamento de usuários (novo!)<text:tab/>10</text:span></text:a></text:p>
          <text:p text:style-name="P53"><text:a xlink:type="simple" xlink:href="#_z04t5lfdcryq" text:style-name="Index_20_Link" text:visited-style-name="Index_20_Link"><text:span text:style-name="T22">3.1.16. [RF 16] Visualização organizada de pedidos (novo!)<text:tab/>10</text:span></text:a></text:p>
          <text:p text:style-name="P53"><text:a xlink:type="simple" xlink:href="#_qi4yfbon4k8z" text:style-name="Index_20_Link" text:visited-style-name="Index_20_Link"><text:span text:style-name="T22">3.1.17. [RF 17] Cadastro/Login de usuários (novo!)<text:tab/>11</text:span></text:a></text:p>
          <text:p text:style-name="P53"><text:a xlink:type="simple" xlink:href="#_x2namz3hydd8" text:style-name="Index_20_Link" text:visited-style-name="Index_20_Link"><text:span text:style-name="T22">3.1.18. [RF 18] Registro de intercorrência (novo!)<text:tab/>11</text:span></text:a></text:p>
          <text:p text:style-name="P52"><text:soft-page-break/><text:a xlink:type="simple" xlink:href="#_yzhhc7x9se9z" text:style-name="Index_20_Link" text:visited-style-name="Index_20_Link"><text:span text:style-name="T22">3.2. REQUISITOS DE PERFORMANCE<text:tab/>11</text:span></text:a></text:p>
          <text:p text:style-name="P53"><text:a xlink:type="simple" xlink:href="#_s8o6gyq9bde6" text:style-name="Index_20_Link" text:visited-style-name="Index_20_Link"><text:span text:style-name="T22">3.2.1. [RNF 01] Título requisito<text:tab/>11</text:span></text:a></text:p>
          <text:p text:style-name="P53"><text:a xlink:type="simple" xlink:href="#_38xcixi3xs9i" text:style-name="Index_20_Link" text:visited-style-name="Index_20_Link"><text:span text:style-name="T22">3.2.2. [RNF 02] Título requisito<text:tab/>11</text:span></text:a></text:p>
          <text:p text:style-name="P52"><text:a xlink:type="simple" xlink:href="#_m8vsmyi14xd4" text:style-name="Index_20_Link" text:visited-style-name="Index_20_Link"><text:span text:style-name="T22">3.3. REQUISITOS DE SEGURANÇA<text:tab/>11</text:span></text:a></text:p>
          <text:p text:style-name="P53"><text:a xlink:type="simple" xlink:href="#_jvbspze99l96" text:style-name="Index_20_Link" text:visited-style-name="Index_20_Link"><text:span text:style-name="T22">3.3.1. [RNF n] Controle de alteração de dados (novo!)<text:tab/>11</text:span></text:a></text:p>
          <text:p text:style-name="P53"><text:a xlink:type="simple" xlink:href="#_rwsexi7917qa" text:style-name="Index_20_Link" text:visited-style-name="Index_20_Link"><text:span text:style-name="T22">3.3.2. [RNF n] Pedidos pagos/entregues (novo!)<text:tab/>11</text:span></text:a></text:p>
          <text:p text:style-name="P53"><text:a xlink:type="simple" xlink:href="#_ld9o0fbq87o" text:style-name="Index_20_Link" text:visited-style-name="Index_20_Link"><text:span text:style-name="T22">3.3.3. [RNF n] Requisitos de Segurança 3<text:tab/>12</text:span></text:a></text:p>
          <text:p text:style-name="P53"><text:a xlink:type="simple" xlink:href="#_83eefjtmzwe2" text:style-name="Index_20_Link" text:visited-style-name="Index_20_Link"><text:span text:style-name="T22">3.3.4. [RNF n] Requisitos de Segurança 4<text:tab/>12</text:span></text:a></text:p>
          <text:p text:style-name="P52"><text:a xlink:type="simple" xlink:href="#_al43pof34s2z" text:style-name="Index_20_Link" text:visited-style-name="Index_20_Link"><text:span text:style-name="T22">3.4. OUTROS REQUISITOS<text:tab/>12</text:span></text:a></text:p>
          <text:p text:style-name="P53"><text:a xlink:type="simple" xlink:href="#_mebg8v6u5cn1" text:style-name="Index_20_Link" text:visited-style-name="Index_20_Link"><text:span text:style-name="T22">3.4.1. [RNF n] Navegação por atalhos de teclado (novo!)<text:tab/>12</text:span></text:a></text:p>
          <text:p text:style-name="P53"><text:a xlink:type="simple" xlink:href="#_p6713ctmiogl" text:style-name="Index_20_Link" text:visited-style-name="Index_20_Link"><text:span text:style-name="T22">3.4.2. [RNF n] Requisitos de Usabilidade<text:tab/>12</text:span></text:a></text:p>
          <text:p text:style-name="P53"><text:a xlink:type="simple" xlink:href="#_idc9d8q6w7uo" text:style-name="Index_20_Link" text:visited-style-name="Index_20_Link"><text:span text:style-name="T22">3.4.3. [RNF n] Requisitos de Confiabilidade<text:tab/>12</text:span></text:a></text:p>
          <text:p text:style-name="P50"><text:a xlink:type="simple" xlink:href="#_yn07rlfaohtr" text:style-name="Index_20_Link" text:visited-style-name="Index_20_Link"><text:span text:style-name="T21">4. MODELO DE ENTIDADE E RELACIONAMENTO LÓGICO<text:tab/>12</text:span></text:a></text:p>
          <text:p text:style-name="P50"><text:a xlink:type="simple" xlink:href="#_v0zgh1w3jisw" text:style-name="Index_20_Link" text:visited-style-name="Index_20_Link"><text:span text:style-name="T21">5. DIAGRAMA DE CLASSES<text:tab/>12</text:span></text:a></text:p>
          <text:p text:style-name="P50"><text:a xlink:type="simple" xlink:href="#_myy01mhy3pna" text:style-name="Index_20_Link" text:visited-style-name="Index_20_Link"><text:span text:style-name="T21">6. CASO DE USO<text:tab/>12</text:span></text:a></text:p>
          <text:p text:style-name="P52"><text:a xlink:type="simple" xlink:href="#_oeqjxej6jde2" text:style-name="Index_20_Link" text:visited-style-name="Index_20_Link"><text:span text:style-name="T22">6.1. CASO 1<text:tab/>13</text:span></text:a></text:p>
          <text:p text:style-name="P52"><text:a xlink:type="simple" xlink:href="#_ashikqjio6ub" text:style-name="Index_20_Link" text:visited-style-name="Index_20_Link"><text:span text:style-name="T22">6.2. CASO 2<text:tab/>14</text:span></text:a></text:p>
          <text:p text:style-name="P50"><text:a xlink:type="simple" xlink:href="#_93dzobw8gbzu" text:style-name="Index_20_Link" text:visited-style-name="Index_20_Link"><text:span text:style-name="T21">7. DICIONÁRIO DE DADOS:<text:tab/>15</text:span></text:a></text:p>
          <text:p text:style-name="P52"><text:a xlink:type="simple" xlink:href="#_4afs6tpmc7rk" text:style-name="Index_20_Link" text:visited-style-name="Index_20_Link"><text:span text:style-name="T22">7.1. ATRIBUTOS<text:tab/>15</text:span></text:a></text:p>
          <text:p text:style-name="P52"><text:a xlink:type="simple" xlink:href="#_c97ugplo7zkp" text:style-name="Index_20_Link" text:visited-style-name="Index_20_Link"><text:span text:style-name="T22">7.2. OUTRA COISA<text:tab/>15</text:span></text:a></text:p>
          <text:p text:style-name="P50"><text:a xlink:type="simple" xlink:href="#_u4igd5mm4pe7" text:style-name="Index_20_Link" text:visited-style-name="Index_20_Link"><text:span text:style-name="T21">8. PROTOTIPAGEM<text:tab/>15</text:span></text:a></text:p>
          <text:p text:style-name="P50"><text:soft-page-break/><text:a xlink:type="simple" xlink:href="#_hkd5n78i2ggr" text:style-name="Index_20_Link" text:visited-style-name="Index_20_Link"><text:span text:style-name="T22">9. REFERÊNCIAS<text:tab/>15</text:span></text:a></text:p>
        </text:index-body>
      </text:table-of-content>
      <text:p text:style-name="P25"/>
      <text:p text:style-name="P29"/>
      <text:p text:style-name="P95"><text:bookmark text:name="_pn9a3blve8jp"/>Especificação de Requisitos de Software <text:s/></text:p>
      <text:list xml:id="list2168686004" text:style-name="WWNum1">
        <text:list-item>
          <text:p text:style-name="P80"><text:bookmark text:name="_ub65c5d03nkm"/>INTRODUÇÃO <text:s/></text:p>
        </text:list-item>
      </text:list>
      <text:p text:style-name="P9"><text:span text:style-name="T1">Este documento aborda os principais aspectos do funcionamento do </text:span><text:span text:style-name="T25">NOME DO SISTEMA</text:span><text:span text:style-name="T1">, uma s</text:span><text:span text:style-name="T3">olução para</text:span><text:span text:style-name="T1"> gestão de pedidos. Adiante serão apresentados os pontos fundamentais que a solução deverá conter para c</text:span><text:span text:style-name="T3">u</text:span><text:span text:style-name="T1">mprir sua finalidade, detalhando os requisitos funcionais e não funcionais da sua implementação, além dos diagramas complementares necessários ao entendimento e desenvolvimento do projeto.</text:span></text:p>
      <text:list xml:id="list83539639662923" text:continue-numbering="true" text:style-name="WWNum1">
        <text:list-item>
          <text:list>
            <text:list-item>
              <text:p text:style-name="P91"><text:bookmark text:name="_ytunetcxy1a2"/>FINALIDADE </text:p>
            </text:list-item>
          </text:list>
        </text:list-item>
      </text:list>
      <text:p text:style-name="Standard"><text:span text:style-name="T3">A finalidade deste projeto é de proporcionar uma solução capaz de auxiliar micro e pequenas empresas a gerenciar o cadastro e o controle dos pedidos recebidos de seus clientes, proporcionando mais eficiência nos processos e diminuindo desperdícios de tempo associados ao gerenciamento manual de pedidos.</text:span></text:p>
      <text:list xml:id="list83540385732332" text:continue-numbering="true" text:style-name="WWNum1">
        <text:list-item>
          <text:list>
            <text:list-item>
              <text:p text:style-name="P91"><text:bookmark text:name="_c2b5mok5g17n"/>ESCOPO </text:p>
            </text:list-item>
          </text:list>
        </text:list-item>
      </text:list>
      <text:p text:style-name="P9"><text:span text:style-name="T1">A solução proposta tem como escopo atender às necessidades de micro e pequenas empresas que exercem suas atividades por meio de geração de pedidos, como salgaderias, confeitarias, padarias, lanchonetes, restaurantes, além de outros segmentos não relacionados à alimentação, como vendedores autônomos e representantes comerciais. </text:span></text:p>
      <text:list xml:id="list83539521768015" text:continue-numbering="true" text:style-name="WWNum1">
        <text:list-item>
          <text:list>
            <text:list-item>
              <text:p text:style-name="P91"><text:bookmark text:name="_qorsz15mv9c2"/>DEFINIÇÕES, ACRÔNIMOS, E ABREVIAÇÕES <text:span text:style-name="T29">(modificado!)</text:span></text:p>
            </text:list-item>
          </text:list>
        </text:list-item>
      </text:list>
      <text:list xml:id="list3558189066" text:style-name="WWNum2">
        <text:list-item>
          <text:p text:style-name="P55"><text:span text:style-name="T29">Micro e pequenas empresas</text:span><text:span text:style-name="T3"> – empresas consideradas de pequeno porte, seguindo o critério de classificação por número de funcionários do IBGE para empresas com atividades relacionadas ao comércio e serviços;</text:span></text:p>
        </text:list-item>
        <text:list-item>
          <text:p text:style-name="P55"><text:span text:style-name="T25">Cliente</text:span><text:span text:style-name="T3"> </text:span><text:span text:style-name="T1">– Aquele que solicita o pedid</text:span><text:span text:style-name="T3">o</text:span><text:span text:style-name="T1">;</text:span></text:p>
        </text:list-item>
        <text:list-item>
          <text:p text:style-name="P57"><text:span text:style-name="T29">Pedido </text:span><text:span text:style-name="T3">— Registro formal da solicitação do cliente, contendo informações do(s) <text:s/>produto(s) que será(ão) fornecido(s), de entrega (se aplicável), do cliente solicitante e do destinatário;</text:span></text:p>
        </text:list-item>
        <text:list-item>
          <text:p text:style-name="P57"><text:span text:style-name="T29">Destinatário</text:span><text:span text:style-name="T3"> – Responsável pelo recebimento dos produtos do pedido no ato da entrega;</text:span></text:p>
        </text:list-item>
        <text:list-item>
          <text:p text:style-name="P57"><text:span text:style-name="T29">Entrega</text:span><text:span text:style-name="T3"> – Ato do fornecimento dos produtos ao destinatário, seja por meio de transporte dos produtos até o endereço do destinatário ou com o destinatário recebendo os produtos no local de preparo dos pedidos;</text:span></text:p>
        </text:list-item>
        <text:list-item>
          <text:p text:style-name="P55"><text:span text:style-name="T29">Usuário</text:span><text:span text:style-name="T3"> – Aquele que usa a solução com algum nível de permissão, de acordo com os cargos atribuídos a este;</text:span></text:p>
        </text:list-item>
        <text:list-item>
          <text:p text:style-name="P55"><text:span text:style-name="T29">Administrador </text:span><text:span text:style-name="T3">– Cargo de usuário com todas as permissões concedidas;</text:span></text:p>
        </text:list-item>
        <text:list-item>
          <text:p text:style-name="P55"><text:span text:style-name="T29">Atendente</text:span><text:span text:style-name="T3"> – Cargo de usuário com permissão para cadastrar, visualizar, pesquisar e alterar pedidos, além de cadastrar, visualizar, pesquisar e alterar informações de clientes;</text:span></text:p>
        </text:list-item>
        <text:list-item>
          <text:p text:style-name="P55"><text:span text:style-name="T29">Gestor de pedidos</text:span><text:span text:style-name="T3"> – Cargo de usuário com permissões de alteração dos pedidos e de gerenciamento do estado dos pedidos;</text:span></text:p>
        </text:list-item>
        <text:list-item>
          <text:p text:style-name="P55"><text:span text:style-name="T29">Gerente</text:span><text:span text:style-name="T3"> – Cargo de usuário com permissões para cadastrar, visualizar, pesquisar e alterar produtos, e alterar o cadastro de clientes e pedidos.</text:span></text:p>
        </text:list-item>
      </text:list>
      <text:list xml:id="list83540773483823" text:continue-list="list83539521768015" text:style-name="WWNum1">
        <text:list-item>
          <text:p text:style-name="P82"><text:bookmark text:name="_t6te269e5x08"/><office:annotation office:name="__Annotation__503_2294618230"><dc:creator>THIAGO MOURA BAIENSE</dc:creator><dc:date>2024-09-01T00:12:47</dc:date><text:p><text:span text:style-name="T22">Qual será as atribuições de nosso projeto? Devemos propor um sistema que gerencie pedidos, sendo responsável também por exibir o preço total dos pedidos individualmente? Ou devemos se concentrar apenas na gestão, deixando a cargo do usuário controlar o valor total dos pedidos?</text:span></text:p></office:annotation><office:annotation office:name="__Annotation__505_2294618230"><dc:creator>VANDERSON DA SILVA</dc:creator><dc:date>2024-09-02T15:10:23</dc:date><text:p><text:span text:style-name="T22">melhor que tb tenha o preço de cada item , dessa forma tb haveria um total no final do pedido</text:span></text:p></office:annotation>DESCRIÇÃO GERAL <text:s/><office:annotation-end office:name="__Annotation__503_2294618230"/><office:annotation-end office:name="__Annotation__505_2294618230"/></text:p>
          <text:list>
            <text:list-item>
              <text:p text:style-name="P91"><text:bookmark text:name="_3emer6e4wqpw"/>FATORES GERAIS QUE AFETAM O PROJETO E SEUS REQUISITOS</text:p>
              <text:list>
                <text:list-item>
                  <text:p text:style-name="P87"><text:bookmark text:name="_8mvjo7vuvzgl"/><text:span text:style-name="T3">Perfil de necessidade de acesso</text:span></text:p>
                </text:list-item>
              </text:list>
            </text:list-item>
          </text:list>
        </text:list-item>
      </text:list>
      <text:list xml:id="list83540074940520" text:continue-list="list3558189066" text:style-name="WWNum2">
        <text:list-item>
          <text:p text:style-name="P58"><text:soft-page-break/><text:span text:style-name="T3">Atender preferencialmente micro e pequenos empreendedores;</text:span></text:p>
        </text:list-item>
        <text:list-item>
          <text:p text:style-name="P58"><text:span text:style-name="T3">Uma solução de fácil uso a ser utilizada por funcionários e empresários diretamente;</text:span></text:p>
        </text:list-item>
        <text:list-item>
          <text:p text:style-name="P58"><text:span text:style-name="T3">Solução baseada em software para computador.</text:span></text:p>
        </text:list-item>
      </text:list>
      <text:list xml:id="list83540196418746" text:continue-list="list83540773483823" text:style-name="WWNum1">
        <text:list-item>
          <text:list>
            <text:list-item>
              <text:list>
                <text:list-item>
                  <text:p text:style-name="P86"><text:bookmark text:name="_4t60w9e0n7j0"/><text:span text:style-name="T3">Perfil de usuário</text:span></text:p>
                </text:list-item>
              </text:list>
            </text:list-item>
          </text:list>
        </text:list-item>
      </text:list>
      <text:p text:style-name="P2"><text:span text:style-name="T1">Foi considerado que os usuários deste sistema tenham conhecimentos de informática o suficiente para manipular arquivos n</text:span><text:span text:style-name="T3">o sistema </text:span><text:span text:style-name="T1">de arquivos d</text:span><text:span text:style-name="T3">o sistema </text:span><text:span text:style-name="T1">operacional, conectar-se e navegar na internet, ler emails de forma online e executar aplicativos instalados em seu computador. Sendo assim, espera-se habilidades básicas de uso de computadores.</text:span></text:p>
      <text:list xml:id="list83540910261073" text:continue-numbering="true" text:style-name="WWNum1">
        <text:list-item>
          <text:list>
            <text:list-item>
              <text:list>
                <text:list-item>
                  <text:p text:style-name="P86"><text:bookmark text:name="_mn2m46iylpct"/><text:span text:style-name="T3"><text:s/>Modelo de negócio alvo</text:span></text:p>
                </text:list-item>
              </text:list>
            </text:list-item>
          </text:list>
        </text:list-item>
      </text:list>
      <text:p text:style-name="P62"><text:span text:style-name="T3">As necessidades que os requisitos funcionais e não funcionais seguintes buscam cumprir são os de um público alvo onde usuários cadastrem pedidos de venda de produtos e forneçam-os por meio de entrega ou com o cliente buscando no local de operação da empresa.</text:span></text:p>
      <text:list xml:id="list83540548724567" text:continue-numbering="true" text:style-name="WWNum1">
        <text:list-item>
          <text:p text:style-name="P80"><text:bookmark text:name="_fxhdu2vg5yiu"/>REQUISITOS ESPECÍFICOS <text:s/></text:p>
        </text:list-item>
      </text:list>
      <text:p text:style-name="Standard"><text:span text:style-name="T3">Nos tópicos a seguir serão apresentados os requisitos específicos que devem ser implementados para que este projeto cumpra os objetivos mencionados anteriormente e proporcione benefícios reais ao seu utilizador.</text:span></text:p>
      <text:list xml:id="list83539251922230" text:continue-numbering="true" text:style-name="WWNum1">
        <text:list-item>
          <text:list>
            <text:list-item>
              <text:p text:style-name="P91"><text:bookmark text:name="_j4x8pnk57108"/>REQUISITOS FUNCIONAIS</text:p>
            </text:list-item>
          </text:list>
        </text:list-item>
      </text:list>
      <text:p text:style-name="Standard"><text:span text:style-name="T3">Dentre os requisitos da solução, destacam-se os funcionais, responsáveis por especificar as funcionalidades primordiais da solução que sustentarão sua utilidade e aplicabilidade reais.</text:span></text:p>
      <text:list xml:id="list83539354689471" text:continue-numbering="true" text:style-name="WWNum1">
        <text:list-item>
          <text:list>
            <text:list-item>
              <text:list>
                <text:list-item>
                  <text:p text:style-name="P86"><text:bookmark text:name="_va1uacp5bik0"/><text:span text:style-name="T3">[RF 01] Cadastro de clientes (modificado!)</text:span></text:p>
                </text:list-item>
              </text:list>
            </text:list-item>
          </text:list>
        </text:list-item>
      </text:list>
      <text:p text:style-name="P34"><office:annotation office:name="__Annotation__570_2294618230"><dc:creator>THIAGO MOURA BAIENSE</dc:creator><dc:date>2024-09-10T00:34:38</dc:date><text:p><text:span text:style-name="T22">todos os dados? ou só uma parte</text:span></text:p></office:annotation><office:annotation office:name="__Annotation__568_2294618230"><dc:creator>MYKAEL DOS SANTOS DEOLINDO</dc:creator><dc:date>2024-09-10T00:33:37</dc:date><text:p><text:span text:style-name="T22">o que poderá ser editado?</text:span></text:p></office:annotation><text:span text:style-name="T35">Nes</text:span><text:span text:style-name="T2">ta </text:span><text:span text:style-name="T37">funcionalidade</text:span><text:span text:style-name="T35">, </text:span><text:span text:style-name="T1">o </text:span><text:span text:style-name="T3">Atendente</text:span><text:span text:style-name="T35"> poderá </text:span><text:span text:style-name="T3">realizar o cadastro de</text:span><text:span text:style-name="T1"> clientes</text:span><text:span text:style-name="T35">. </text:span><text:span text:style-name="T3">Caso o cliente seja pessoa jurídica, deverá ser informado: nome empresarial, nome fantasia, CNPJ, telefone de cobrança, email e as informações de entrega. Para cadastro de pessoas físicas, deverá ser informado o</text:span><text:span text:style-name="T35"> nome do cliente, telefone de </text:span><text:span text:style-name="T2">contato </text:span><text:span text:style-name="T35">e </text:span><text:span text:style-name="T2">as informações </text:span><text:span text:style-name="T35">de entrega.</text:span><office:annotation-end office:name="__Annotation__568_2294618230"/><office:annotation-end office:name="__Annotation__570_2294618230"/></text:p>
      <text:p text:style-name="P34"><text:span text:style-name="T1">Em ambos os cadastros</text:span><text:span text:style-name="T3">, a</text:span><text:span text:style-name="T1">s informaç</text:span><text:span text:style-name="T3">ões de entrega consistirão </text:span><text:span text:style-name="T1">do CEP, rua, número da residência, bairro, cidade, estado</text:span><text:span text:style-name="T3"> e país.</text:span><text:span text:style-name="T1"> </text:span><text:span text:style-name="T3"><office:annotation office:name="__Annotation__583_2294618230"><dc:creator>THIAGO MOURA BAIENSE</dc:creator><dc:date>2024-09-10T14:16:38</dc:date><text:p><text:span text:style-name="T22">Útil caso o cliente precise que outra pessoa receba o pedido. A utilidade seria de poder carregar essa informação automaticamente ao cadastrar um pedido solicitado por esse cliente.</text:span></text:p></office:annotation></text:span><text:span text:style-name="T1">Ainda nas info</text:span><text:span text:style-name="T3">rmações de entrega, poderá ser fornecido as informações do Destinatário, contendo o nome, telefone de </text:span><office:annotation-end office:name="__Annotation__583_2294618230"/><text:span text:style-name="T3">e opcionalmente informações adicionais de entrega em um campo reservado.</text:span></text:p>
      <text:list xml:id="list83539700581993" text:continue-numbering="true" text:style-name="WWNum1">
        <text:list-item>
          <text:list>
            <text:list-item>
              <text:list>
                <text:list-item>
                  <text:p text:style-name="P86"><text:bookmark text:name="_flg5u7pqg5es"/><text:span text:style-name="T3">[RF 02] Alteração do cadastro de clientes (novo!)</text:span></text:p>
                </text:list-item>
              </text:list>
            </text:list-item>
          </text:list>
        </text:list-item>
      </text:list>
      <text:p text:style-name="P1"><text:span text:style-name="T3">Os Atendentes poderão alterar somente as informações de entrega dos clientes e dos possíveis destinatários incluídos.</text:span></text:p>
      <text:p text:style-name="P1"><text:span text:style-name="T3">Os Gerentes poderão alterar todas as informações dos clientes.</text:span></text:p>
      <text:list xml:id="list83540721956110" text:continue-numbering="true" text:style-name="WWNum1">
        <text:list-item>
          <text:list>
            <text:list-item>
              <text:list>
                <text:list-item>
                  <text:p text:style-name="P86"><text:bookmark text:name="_ovkjerj0e4xx"/><text:span text:style-name="T38"><office:annotation office:name="__Annotation__601_2294618230"><dc:creator>MYKAEL DOS SANTOS DEOLINDO</dc:creator><dc:date>2024-09-07T00:13:57</dc:date><text:p><text:span text:style-name="T22">Para conversar... e detalharmos... Gestão de estoque?</text:span></text:p></office:annotation></text:span><text:span text:style-name="T38">[RF 03] Gestão de produtos</text:span><office:annotation-end office:name="__Annotation__601_2294618230"/></text:p>
                </text:list-item>
              </text:list>
            </text:list-item>
          </text:list>
        </text:list-item>
      </text:list>
      <text:p text:style-name="P34"><text:span text:style-name="T2">A solução</text:span><text:span text:style-name="T35"> deverá permitir uma gestão simplificada de produtos</text:span><text:span text:style-name="T2">.</text:span><text:span text:style-name="T35"> </text:span><text:span text:style-name="T2">N</text:span><text:span text:style-name="T35">est</text:span><text:span text:style-name="T2">a</text:span><text:span text:style-name="T35"> </text:span><text:span text:style-name="T37">funcionalidade</text:span><text:span text:style-name="T35">, o operador d</text:span><text:span text:style-name="T2">a solução</text:span><text:span text:style-name="T35"> poderá incluir, alterar, desativar os itens/produtos, adicionar ou </text:span><text:span text:style-name="T35"><office:annotation office:name="__Annotation__617_2294618230"><dc:creator>MYKAEL DOS SANTOS DEOLINDO</dc:creator><dc:date>2024-09-10T00:35:42</dc:date><text:p><text:span text:style-name="T22">como será? Será que vale detalhar mais?</text:span></text:p></office:annotation></text:span><text:span text:style-name="T35">subtrair suas respectivas quantidades</text:span><office:annotation-end office:name="__Annotation__617_2294618230"/><text:span text:style-name="T35">. Os atributos existentes </text:span><text:span text:style-name="T2">nesta</text:span><text:span text:style-name="T35"> </text:span><text:span text:style-name="T37">funcionalidade</text:span><text:span text:style-name="T35"> são: código do item, </text:span><text:span text:style-name="T3">nome do produto, categoria</text:span>,<text:span text:style-name="T35"> quantidade, </text:span><text:span text:style-name="T2">preço de custo, </text:span><text:span text:style-name="T35">pre</text:span><text:span text:style-name="T2">ço de venda, </text:span><text:span text:style-name="T35">unidade de medida e descrição.</text:span></text:p>
      <text:list xml:id="list83541179845294" text:continue-numbering="true" text:style-name="WWNum1">
        <text:list-item>
          <text:list>
            <text:list-item>
              <text:list>
                <text:list-item>
                  <text:p text:style-name="P86"><text:bookmark text:name="_ni62lefs84or"/><text:span text:style-name="T3">[RF 04] Processo de cadastro de pedidos</text:span></text:p>
                </text:list-item>
              </text:list>
            </text:list-item>
          </text:list>
        </text:list-item>
      </text:list>
      <text:p text:style-name="P9"><text:span text:style-name="T1">O cadastro de pedidos pelo </text:span><text:span text:style-name="T3">Atendente</text:span><text:span text:style-name="T1"> deverá conter as </text:span><text:span text:style-name="T3">o cliente solicitante, </text:span><text:span text:style-name="T1">informações da entrega e dos produtos solicitados. Ao finalizar o cadastro, </text:span><text:span text:style-name="T3">a solução</text:span><text:span text:style-name="T1"> deverá marcar automaticamente o pedido como </text:span><text:span text:style-name="T1"><office:annotation office:name="__Annotation__645_2294618230"><dc:creator>MYKAEL DOS SANTOS DEOLINDO</dc:creator><dc:date>2024-09-10T00:36:51</dc:date><text:p><text:span text:style-name="T22">Lembro que a Adriana comentou sobre o pagamento... irão validar com ela?</text:span></text:p></office:annotation></text:span><text:span text:style-name="T1">“</text:span><office:annotation-end office:name="__Annotation__645_2294618230"/><text:span text:style-name="T3">em aberto</text:span><text:span text:style-name="T1"><office:annotation office:name="__Annotation__650_2294618230"><dc:creator>MYKAEL DOS SANTOS DEOLINDO</dc:creator><dc:date>2024-09-10T00:36:51</dc:date><text:p><text:span text:style-name="T22">Lembro que a Adriana comentou sobre o pagamento... irão validar com ela?</text:span></text:p></office:annotation></text:span><text:span text:style-name="T1">”</text:span><office:annotation-end office:name="__Annotation__650_2294618230"/><text:span text:style-name="T1"> (</text:span><text:a xlink:type="simple" xlink:href="#_puf0n2qoekxl" text:style-name="ListLabel_20_19" text:visited-style-name="ListLabel_20_19"><text:span text:style-name="T39">RF 04</text:span></text:a><text:span text:style-name="T1">) e registrar sua data de criação.</text:span></text:p>
      <text:list xml:id="list83541173430506" text:continue-numbering="true" text:style-name="WWNum1">
        <text:list-item>
          <text:list>
            <text:list-item>
              <text:list>
                <text:list-item>
                  <text:p text:style-name="P86"><text:bookmark text:name="_7sb7am3eulkn"/><text:soft-page-break/><text:span text:style-name="T3">[RF 05] Informações de entrega dos pedidos (novo!)</text:span></text:p>
                </text:list-item>
              </text:list>
            </text:list-item>
          </text:list>
        </text:list-item>
      </text:list>
      <text:p text:style-name="P1"><text:span text:style-name="T37">Nas informações de entrega dos pedidos o Atendente deverá selecionar o tipo da entrega entre as opções “remota” ou “presencial” e especificar os detalhes da entrega, conforme o tipo da entrega selecionado. </text:span></text:p>
      <text:p text:style-name="P1"><text:span text:style-name="T3">Sendo a entrega remota, o Atendente deverá fornecer o dia, o horário da entrega e o endereço de entrega, consistindo do CEP, rua, número da residência, bairro, cidade, estado, país e opcionalmente informações adicionais de entrega em um campo reservado. Para pedidos de entrega presencial, deverá ser fornecido dia e horário. </text:span></text:p>
      <text:p text:style-name="P1"><text:span text:style-name="T3"><office:annotation office:name="__Annotation__664_2294618230"><dc:creator>THIAGO MOURA BAIENSE</dc:creator><dc:date>2024-09-10T13:51:00</dc:date><text:p><text:span text:style-name="T22">Se o solicitante e o destinatário for o mesmo, a informação poderá ser repetida. Caso não seja igual, a distinção será feita com base nas informações contidas neste campo.</text:span></text:p></office:annotation></text:span><text:span text:style-name="T3">Além disso, em ambos os casos deverá ser informado o Destinatário, contendo nome e telefone</text:span><office:annotation-end office:name="__Annotation__664_2294618230"/><text:span text:style-name="T3">.</text:span></text:p>
      <text:list xml:id="list83539546800608" text:continue-numbering="true" text:style-name="WWNum1">
        <text:list-item>
          <text:list>
            <text:list-item>
              <text:list>
                <text:list-item>
                  <text:p text:style-name="P86"><text:bookmark text:name="_i7qo9t8aaznm"/><text:span text:style-name="T3">[RF 06] Informações do solicitante dos pedidos (novo!)</text:span></text:p>
                </text:list-item>
              </text:list>
            </text:list-item>
          </text:list>
        </text:list-item>
      </text:list>
      <text:p text:style-name="P1"><text:span text:style-name="T1">Sobre as informações do cliente s</text:span><text:span text:style-name="T3">olicitante no registro dos pedidos</text:span><text:span text:style-name="T1">, </text:span><text:span text:style-name="T3">o Atendente deverá informar, caso o cliente seja pessoa jurídica: nome empresarial, nome fantasia, CNPJ, telefone de cobrança e email. Para clientes pessoa física, deverá ser informado o nome do cliente e telefone de contato.</text:span></text:p>
      <text:p text:style-name="P1"><text:span text:style-name="T1"><text:s/></text:span><text:change text:change-id="ct39806496"/><text:span text:style-name="T3"><office:annotation office:name="__Annotation__681_2294618230"><dc:creator>THIAGO MOURA BAIENSE</dc:creator><dc:date>2024-09-10T13:26:07</dc:date><text:p><text:span text:style-name="T22">agrupei o texto selecionado no requisito acima, por estar relacionado mais à informação de entrega</text:span></text:p></office:annotation></text:span><office:annotation-end office:name="__Annotation__681_2294618230"/></text:p>
      <text:list xml:id="list83539578945879" text:continue-numbering="true" text:style-name="WWNum1">
        <text:list-item>
          <text:list>
            <text:list-item>
              <text:list>
                <text:list-item>
                  <text:p text:style-name="P86"><text:bookmark text:name="_fizgle2bbx9l"/><text:span text:style-name="T3">[RF 07] Informações dos produtos dos pedidos (novo!)</text:span></text:p>
                </text:list-item>
              </text:list>
            </text:list-item>
          </text:list>
        </text:list-item>
      </text:list>
      <text:p text:style-name="P9"><text:span text:style-name="T1">Com relação aos produtos do pedido, </text:span><text:span text:style-name="T3">o Atendente</text:span><text:span text:style-name="T1"> deverá selecionar os produtos disponíveis </text:span><text:span text:style-name="T1"><office:annotation office:name="__Annotation__692_2294618230"><dc:creator>VANDERSON DA SILVA</dc:creator><dc:date>2024-09-10T00:41:59</dc:date><text:p><text:span text:style-name="T22">Separar RF03 [Cadastro de pedidos] em dois ou 3</text:span></text:p></office:annotation></text:span><text:span text:style-name="T1">cadastrados</text:span><office:annotation-end office:name="__Annotation__692_2294618230"/><text:span text:style-name="T1"> n</text:span><text:span text:style-name="T3">a solução</text:span><text:span text:style-name="T1"> e adicioná-los ao pedido especificando sua quantidade. Alternativamente, o </text:span><text:span text:style-name="T3">Atendente</text:span><text:span text:style-name="T1"> poderá descrever o produto manualmente e informar a quantidade requerida. </text:span></text:p>
      <text:p text:style-name="P9"><text:span text:style-name="T1">Como opcional, o usuário poderá fornecer informações adicionais a respeito dos itens do pedido para, por exemplo, adicionar ou retirar ingredientes de acordo com a necessidade do cliente.</text:span></text:p>
      <text:list xml:id="list83540830742714" text:continue-numbering="true" text:style-name="WWNum1">
        <text:list-item>
          <text:list>
            <text:list-item>
              <text:list>
                <text:list-item>
                  <text:p text:style-name="P86"><text:bookmark text:name="_puf0n2qoekxl"/><text:span text:style-name="T3">[RF 08] Controle de estado de pedido (modificado!)</text:span></text:p>
                </text:list-item>
              </text:list>
            </text:list-item>
          </text:list>
        </text:list-item>
      </text:list>
      <text:p text:style-name="P9"><text:span text:style-name="T3">A solução</text:span><text:span text:style-name="T1"> deverá manter informações sobre o estado atual dos pedidos cadastrados, tendo os seguintes estados possíveis: </text:span><text:span text:style-name="T3">“em aberto”, “aguardando pagamento</text:span><text:span text:style-name="T1">”, </text:span><text:span text:style-name="T3"><office:annotation office:name="__Annotation__710_2294618230"><dc:creator>THIAGO MOURA BAIENSE</dc:creator><dc:date>2024-09-10T15:25:46</dc:date><text:p><text:span text:style-name="T22">(modificado!)</text:span></text:p></office:annotation></text:span><text:span text:style-name="T3">“pagamento em atraso”,</text:span><office:annotation-end office:name="__Annotation__710_2294618230"/><text:span text:style-name="T3"> “pago”</text:span><text:span text:style-name="T1">, “em preparo/separa</text:span><text:span text:style-name="T3">ção</text:span><text:span text:style-name="T1">”, “a</text:span><text:span text:style-name="T3">guardando envio/retirada</text:span><text:span text:style-name="T1">”, “saiu </text:span><text:span text:style-name="T3">para entrega</text:span><text:span text:style-name="T1">”, “concluído” e “cancelado”. </text:span></text:p>
      <text:p text:style-name="P9"><text:span text:style-name="T1">O </text:span><text:span text:style-name="T3">Gestor de Pedidos</text:span><text:span text:style-name="T1"> poderá alterar o estado dos pedidos conforme achar necessário, podendo alterar diretamente de “</text:span><text:span text:style-name="T3">em aberto</text:span><text:span text:style-name="T1">” para “concluído”, por exemplo. Os pedidos cancelados serão mantidos na base de dados d</text:span><text:span text:style-name="T3">a solução</text:span><text:span text:style-name="T1">.</text:span><text:span text:style-name="T2"> </text:span><office:annotation office:name="__Annotation__733_2294618230"><dc:date>2024-09-10T15:10:59</dc:date><text:p><text:span text:style-name="T22">Uma reação no total.</text:span></text:p><text:p><text:span text:style-name="T22">THIAGO MOURA BAIENSE reagiu com 💯: 2024-09-10 08:10 AM.</text:span></text:p></office:annotation><text:span text:style-name="T2">Caso ocorra o cancelamento de um pedido, deverá haver uma forma de se adicionar uma justificativa no mesmo</text:span><text:span text:style-name="T1">.</text:span><office:annotation-end office:name="__Annotation__733_2294618230"/></text:p>
      <text:list xml:id="list83541182629297" text:continue-numbering="true" text:style-name="WWNum1">
        <text:list-item>
          <text:list>
            <text:list-item>
              <text:list>
                <text:list-item>
                  <text:p text:style-name="P86"><text:bookmark text:name="_99scq6jw6tfl"/><text:span text:style-name="T3">[RF 09] Controle de pagamento de pedidos (novo!)</text:span></text:p>
                </text:list-item>
              </text:list>
            </text:list-item>
          </text:list>
        </text:list-item>
      </text:list>
      <text:p text:style-name="P1"><text:span text:style-name="T3">Quando um pedido for marcado com o estado de “aguardando pagamento”, o Gestor de Pedidos terá a opção de definir uma data e horário limite para considerar o pagamento como dentro do prazo caso deseje. Excedido este prazo, o sistema deverá avançar o estado do pedido para “pagamento em atraso” de forma automática e contabilizar há quantos dias, horas e minutos se passaram desde que o pagamento venceu. </text:span></text:p>
      <text:list xml:id="list83539195155034" text:continue-numbering="true" text:style-name="WWNum1">
        <text:list-item>
          <text:list>
            <text:list-item>
              <text:list>
                <text:list-item>
                  <text:p text:style-name="P86"><text:bookmark text:name="_ndknzpm0vtr"/><text:span text:style-name="T3">[RF 10] Alteração de pedidos (modificado!)</text:span></text:p>
                </text:list-item>
              </text:list>
            </text:list-item>
          </text:list>
        </text:list-item>
      </text:list>
      <text:p text:style-name="P9"><text:span text:style-name="T1">O </text:span><text:span text:style-name="T3">Atendente</text:span><text:span text:style-name="T1"> poderá modificar as </text:span></text:p>
      <text:p text:style-name="P9"><text:span text:style-name="T3">Gestor dos pedidos poderá alterar</text:span></text:p>
      <text:p text:style-name="P9"><text:span text:style-name="T3">O Gerente poderá alterar</text:span></text:p>
      <text:list xml:id="list83540791190241" text:continue-numbering="true" text:style-name="WWNum1">
        <text:list-item>
          <text:list>
            <text:list-item>
              <text:list>
                <text:list-item>
                  <text:p text:style-name="P86"><text:bookmark text:name="_jm6jd69r4lfz"/><text:span text:style-name="T3"><office:annotation office:name="__Annotation__757_2294618230"><dc:creator>THIAGO MOURA BAIENSE</dc:creator><dc:date>2024-09-10T00:44:43</dc:date><text:p><text:span text:style-name="T22">à persona</text:span></text:p></office:annotation></text:span><text:span text:style-name="T3"><office:annotation office:name="__Annotation__755_2294618230"><dc:creator>THIAGO MOURA BAIENSE</dc:creator><dc:date>2024-09-10T00:44:30</dc:date><text:p><text:span text:style-name="T22">propor um filtro mais rico para pesquisa</text:span></text:p></office:annotation></text:span><text:span text:style-name="T3">[RF 11] Pesquisa de pedidos</text:span><office:annotation-end office:name="__Annotation__755_2294618230"/><office:annotation-end office:name="__Annotation__757_2294618230"/></text:p>
                </text:list-item>
              </text:list>
            </text:list-item>
          </text:list>
        </text:list-item>
      </text:list>
      <text:p text:style-name="P9"><text:span text:style-name="T3">A solução</text:span><text:span text:style-name="T1"> deverá manter um registro dos pedidos cadastrados, permitindo que o usuário pesquise pedidos com base em critérios de filtragem. As opções de pesquisa deverão permitir filtrar pedidos com base na data de criação do pedido ou </text:span><text:span text:style-name="T3">status</text:span><text:span text:style-name="T1"> do pe</text:span><text:span text:style-name="T3">dido ou </text:span><text:span text:style-name="T1">do cliente associado ao pedido. Durante a consulta, o usuário poderá visualizar o pedido em detalhe e editá-lo (conforme </text:span><text:a xlink:type="simple" xlink:href="#_ndknzpm0vtr" text:style-name="ListLabel_20_19" text:visited-style-name="ListLabel_20_19"><text:span text:style-name="T39">RF 05</text:span></text:a><text:span text:style-name="T1">), caso seja necessário. </text:span><text:span text:style-name="T3">Também</text:span><text:span text:style-name="T1"> </text:span><text:span text:style-name="T3">deve ser possível, visualizar uma consolidação dos dados, tais como: total faturado e lucro. </text:span></text:p>
      <text:list xml:id="list83539205574061" text:continue-numbering="true" text:style-name="WWNum1">
        <text:list-item>
          <text:list>
            <text:list-item>
              <text:list>
                <text:list-item>
                  <text:p text:style-name="P86"><text:bookmark text:name="_2rab364mztzl"/><text:soft-page-break/><text:span text:style-name="T42"><office:annotation office:name="__Annotation__776_2294618230"><dc:creator>MYKAEL DOS SANTOS DEOLINDO</dc:creator><dc:date>2024-09-10T00:46:14</dc:date><text:p><text:span text:style-name="T22">Vamos conversar... talvez precisaremos detalhar...</text:span></text:p></office:annotation></text:span><text:span text:style-name="T42">[RF 12] Gestão promocional</text:span><office:annotation-end office:name="__Annotation__776_2294618230"/></text:p>
                </text:list-item>
              </text:list>
            </text:list-item>
          </text:list>
        </text:list-item>
      </text:list>
      <text:p text:style-name="P61"><text:span text:style-name="T42">A solução deverá permitir o cadastro e gerenciamento de promoções e descontos aplicáveis a produtos ou pedidos específicos. O usuário poderá aplicar essas promoções manualmente.</text:span></text:p>
      <text:list xml:id="list83539706654470" text:continue-numbering="true" text:style-name="WWNum1">
        <text:list-item>
          <text:list>
            <text:list-item>
              <text:list>
                <text:list-item>
                  <text:p text:style-name="P86"><text:bookmark text:name="_y6iabjw6s7iw"/><text:span text:style-name="T42"><office:annotation office:name="__Annotation__784_2294618230"><dc:creator>MYKAEL DOS SANTOS DEOLINDO</dc:creator><dc:date>2024-09-10T00:47:16</dc:date><text:p><text:span text:style-name="T22">Vamos conversar... Mas sugiro alinhar com Adriana.</text:span></text:p><text:p/><text:p><text:span text:style-name="T22">Antes colher mais informações</text:span></text:p><text:p><text:span text:style-name="T22">Uma reação no total.</text:span></text:p><text:p><text:span text:style-name="T22">THIAGO MOURA BAIENSE reagiu com 👍: 2024-09-09 17:47 PM.</text:span></text:p></office:annotation></text:span><text:span text:style-name="T42">[RF 13] Relatórios</text:span><office:annotation-end office:name="__Annotation__784_2294618230"/></text:p>
                </text:list-item>
              </text:list>
            </text:list-item>
          </text:list>
        </text:list-item>
      </text:list>
      <text:p text:style-name="Standard"><text:span text:style-name="T42">A solução deverá gerar relatórios de desempenho, como números de pedidos por período, produtos mais vendidos, valores faturados, </text:span><text:span text:style-name="T2">lucro e intercorrências</text:span><text:span text:style-name="T42">. Deverá também exibir gráficos para visualização mais rápida.</text:span></text:p>
      <text:list xml:id="list83539888757625" text:continue-numbering="true" text:style-name="WWNum1">
        <text:list-item>
          <text:list>
            <text:list-item>
              <text:list>
                <text:list-item>
                  <text:p text:style-name="P86"><text:bookmark text:name="_8u4lm0c6q1bo"/><text:span text:style-name="T43">[RF 14] Requisito de cópia </text:span><text:span text:style-name="T44">(novo!)</text:span></text:p>
                </text:list-item>
              </text:list>
            </text:list-item>
          </text:list>
        </text:list-item>
      </text:list>
      <text:p text:style-name="Standard"><text:span text:style-name="T43">Na solução talvez seja necessário permitir uma cópia da primeira via do pedido já existente com as mesmas informações, para o cliente acompanhar o pedido. <text:s/></text:span></text:p>
      <text:list xml:id="list83539866307943" text:continue-numbering="true" text:style-name="WWNum1">
        <text:list-item>
          <text:list>
            <text:list-item>
              <text:list>
                <text:list-item>
                  <text:p text:style-name="P86"><text:bookmark text:name="_bfis1jqd75n4"/><text:span text:style-name="T43"><text:s text:c="2"/>[RF 15] Gerenciamento de usuários </text:span><text:span text:style-name="T44">(novo!)</text:span></text:p>
                </text:list-item>
              </text:list>
            </text:list-item>
          </text:list>
        </text:list-item>
      </text:list>
      <text:p text:style-name="Standard"><text:span text:style-name="T43">A solução deverá ter um gerenciador de usuários, onde dará certas permissões ao usuário, por base de funções, hierarquia e necessidades organizacionais.</text:span></text:p>
      <text:list xml:id="list83539624313271" text:continue-numbering="true" text:style-name="WWNum1">
        <text:list-item>
          <text:list>
            <text:list-item>
              <text:list>
                <text:list-item>
                  <text:p text:style-name="P86"><text:bookmark text:name="_z04t5lfdcryq"/><text:span text:style-name="T3"><text:s/>[RF 16] </text:span><text:span text:style-name="T31">Visualização organizada de pedidos </text:span><text:span text:style-name="T3">(novo!)</text:span></text:p>
                </text:list-item>
              </text:list>
            </text:list-item>
          </text:list>
        </text:list-item>
      </text:list>
      <text:p text:style-name="Standard"><text:span text:style-name="T3">A solução deverá permitir a fácil visualização dos pedidos por meio de uma interface gráfica automatizada, que exiba os pedidos ordenando-os com base nos parâmetros de priorização definidos pelo usuário.</text:span></text:p>
      <text:p text:style-name="P1"><text:s text:c="2"/></text:p>
      <text:list xml:id="list83539824265783" text:continue-numbering="true" text:style-name="WWNum1">
        <text:list-item>
          <text:list>
            <text:list-item>
              <text:list>
                <text:list-item>
                  <text:p text:style-name="P86"><text:bookmark text:name="_qi4yfbon4k8z"/><text:s/><text:span text:style-name="T42">[RF 17] Cadastro/Login de usuários (novo!)</text:span></text:p>
                </text:list-item>
              </text:list>
            </text:list-item>
          </text:list>
        </text:list-item>
      </text:list>
      <text:p text:style-name="Standard"><text:span text:style-name="T42">O usuário com o maior cargo deverá cadastrar os demais usuários com seus respectivos cargos e permissões, criando um login e senha de acesso único à solução para cada.</text:span></text:p>
      <text:list xml:id="list83539563709062" text:continue-numbering="true" text:style-name="WWNum1">
        <text:list-item>
          <text:list>
            <text:list-item>
              <text:list>
                <text:list-item>
                  <text:p text:style-name="P86"><text:bookmark text:name="_x2namz3hydd8"/><text:span text:style-name="T2"><text:s/>[RF 18] Registro de intercorrência </text:span><text:span text:style-name="T38">(novo!)</text:span></text:p>
                </text:list-item>
              </text:list>
            </text:list-item>
          </text:list>
        </text:list-item>
      </text:list>
      <text:p text:style-name="P61"><text:span text:style-name="T38">Deverá ser possível registrar uma intercorrência “se houver” em um pedido, este registro deverá estar relacionado diretamente a um pedido, facilitando a identificação de problemas decorrentes do processo tais como : Atraso na entrega, avaria na entrega, falta de item do pedido apontado no ato da entrega, cliente ausente para receber o pedido, devolução de pedido ou algum outro tipo de problema interno que tenha impacto no pedido.</text:span></text:p>
      <text:list xml:id="list83539608460685" text:continue-numbering="true" text:style-name="WWNum1">
        <text:list-item>
          <text:list>
            <text:list-item>
              <text:p text:style-name="P91"><text:bookmark text:name="_yzhhc7x9se9z"/>REQUISITOS DE PERFORMANCE</text:p>
              <text:list>
                <text:list-item>
                  <text:p text:style-name="P86"><text:bookmark text:name="_s8o6gyq9bde6"/>[RNF 01] Título requisito</text:p>
                </text:list-item>
              </text:list>
            </text:list-item>
          </text:list>
        </text:list-item>
      </text:list>
      <text:p text:style-name="Standard">Descrição do requisito</text:p>
      <text:list xml:id="list83540789803297" text:continue-numbering="true" text:style-name="WWNum1">
        <text:list-item>
          <text:list>
            <text:list-item>
              <text:list>
                <text:list-item>
                  <text:p text:style-name="P88"><text:bookmark text:name="_38xcixi3xs9i"/>[RNF 02] Título requisito</text:p>
                </text:list-item>
              </text:list>
            </text:list-item>
          </text:list>
        </text:list-item>
      </text:list>
      <text:p text:style-name="Standard">Descrição do requisito</text:p>
      <text:list xml:id="list83539714186134" text:continue-numbering="true" text:style-name="WWNum1">
        <text:list-item>
          <text:list>
            <text:list-item>
              <text:p text:style-name="P91"><text:bookmark text:name="_m8vsmyi14xd4"/>REQUISITOS DE SEGURANÇA</text:p>
              <text:list>
                <text:list-item>
                  <text:p text:style-name="P86"><text:bookmark text:name="_jvbspze99l96"/><text:soft-page-break/><text:span text:style-name="T3">[RNF n] Controle de alteração de dados (novo!)</text:span></text:p>
                </text:list-item>
              </text:list>
            </text:list-item>
          </text:list>
        </text:list-item>
      </text:list>
      <text:p text:style-name="Standard"><text:span text:style-name="T3">Sempre que um usuário modificar algum registro no cadastro de clientes, produtos ou pedidos, deverá ser registrado na base de dados da solução o usuário autor da alteração, a data e horário da alteração.</text:span></text:p>
      <text:list xml:id="list83540828147172" text:continue-numbering="true" text:style-name="WWNum1">
        <text:list-item>
          <text:list>
            <text:list-item>
              <text:list>
                <text:list-item>
                  <text:p text:style-name="P89"><text:bookmark text:name="_rwsexi7917qa"/>[RNF n] <text:span text:style-name="T42">Pedidos pagos/entregues (novo!)</text:span></text:p>
                </text:list-item>
              </text:list>
            </text:list-item>
          </text:list>
        </text:list-item>
      </text:list>
      <text:p text:style-name="Standard"><text:span text:style-name="T42">Pedidos com status de “Pago” apenas podem ser alterados por um usuário de cargo gerente ou superior. Pedidos com status “Entregue” não poderão ser alterados por nenhum usuário.</text:span></text:p>
      <text:list xml:id="list83539937467932" text:continue-numbering="true" text:style-name="WWNum1">
        <text:list-item>
          <text:list>
            <text:list-item>
              <text:list>
                <text:list-item>
                  <text:p text:style-name="P89"><text:bookmark text:name="_ld9o0fbq87o"/>[RNF n] Requisitos de Segurança 3</text:p>
                </text:list-item>
              </text:list>
            </text:list-item>
          </text:list>
        </text:list-item>
      </text:list>
      <text:p text:style-name="Standard">Descrição</text:p>
      <text:list xml:id="list83540631318678" text:continue-numbering="true" text:style-name="WWNum1">
        <text:list-item>
          <text:list>
            <text:list-item>
              <text:list>
                <text:list-item>
                  <text:p text:style-name="P89"><text:bookmark text:name="_83eefjtmzwe2"/>[RNF n] Requisitos de Segurança 4</text:p>
                </text:list-item>
              </text:list>
            </text:list-item>
          </text:list>
        </text:list-item>
      </text:list>
      <text:p text:style-name="Standard">Descrição</text:p>
      <text:list xml:id="list83541114842248" text:continue-numbering="true" text:style-name="WWNum1">
        <text:list-item>
          <text:list>
            <text:list-item>
              <text:p text:style-name="P91"><text:bookmark text:name="_al43pof34s2z"/>OUTROS REQUISITOS </text:p>
            </text:list-item>
          </text:list>
        </text:list-item>
      </text:list>
      <text:p text:style-name="Standard">Descrição</text:p>
      <text:list xml:id="list83539844390378" text:continue-numbering="true" text:style-name="WWNum1">
        <text:list-item>
          <text:list>
            <text:list-item>
              <text:list>
                <text:list-item>
                  <text:p text:style-name="P89"><text:bookmark text:name="_mebg8v6u5cn1"/><text:span text:style-name="T3">[RNF n] Navegação por atalhos de teclado (novo!)</text:span></text:p>
                </text:list-item>
              </text:list>
            </text:list-item>
          </text:list>
        </text:list-item>
      </text:list>
      <text:p text:style-name="Standard"><text:span text:style-name="T3">A solução deve permitir a transição entre suas funcionalidades por meio de combinações de teclas do teclado padrões da solução ou definidas pelo usuário.</text:span></text:p>
      <text:list xml:id="list83539826176508" text:continue-numbering="true" text:style-name="WWNum1">
        <text:list-item>
          <text:list>
            <text:list-item>
              <text:list>
                <text:list-item>
                  <text:p text:style-name="P89"><text:bookmark text:name="_p6713ctmiogl"/>[RNF n] <text:span text:style-name="T6">Requisitos de Usabilidade </text:span></text:p>
                </text:list-item>
              </text:list>
            </text:list-item>
          </text:list>
        </text:list-item>
      </text:list>
      <text:p text:style-name="Standard">Descrição</text:p>
      <text:list xml:id="list83539397655014" text:continue-numbering="true" text:style-name="WWNum1">
        <text:list-item>
          <text:list>
            <text:list-item>
              <text:list>
                <text:list-item>
                  <text:p text:style-name="P90"><text:bookmark text:name="_idc9d8q6w7uo"/>[RNF n] <text:span text:style-name="T6">Requisitos de Confiabilidade </text:span></text:p>
                </text:list-item>
              </text:list>
            </text:list-item>
          </text:list>
        </text:list-item>
      </text:list>
      <text:p text:style-name="Standard">Descrição</text:p>
      <text:list xml:id="list83539608637502" text:continue-numbering="true" text:style-name="WWNum1">
        <text:list-item>
          <text:p text:style-name="P80"><text:bookmark text:name="_yn07rlfaohtr"/>MODELO DE ENTIDADE E RELACIONAMENTO LÓGICO</text:p>
        </text:list-item>
      </text:list>
      <text:p text:style-name="P10"><text:span text:style-name="T32">Descrição</text:span></text:p>
      <text:p text:style-name="P3"><text:span text:style-name="T33">Imagens</text:span></text:p>
      <text:list xml:id="list83540707902001" text:continue-numbering="true" text:style-name="WWNum1">
        <text:list-item>
          <text:p text:style-name="P81"><text:bookmark text:name="_v0zgh1w3jisw"/>DIAGRAMA DE CLASSES</text:p>
        </text:list-item>
      </text:list>
      <text:p text:style-name="P10"><text:span text:style-name="T32">Descrição</text:span></text:p>
      <text:p text:style-name="P3"><text:soft-page-break/><text:span text:style-name="T33">Imagens</text:span></text:p>
      <text:p text:style-name="P27"/>
      <text:list xml:id="list83539246361369" text:continue-numbering="true" text:style-name="WWNum1">
        <text:list-item>
          <text:p text:style-name="P83"><text:bookmark text:name="_myy01mhy3pna"/>CASO DE USO </text:p>
        </text:list-item>
      </text:list>
      <text:p text:style-name="P10"><text:span text:style-name="T32">Descrição</text:span></text:p>
      <text:p text:style-name="P31"><text:span text:style-name="T33">Imagens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83540773780103" text:continue-numbering="true" text:style-name="WWNum1">
        <text:list-item>
          <text:list>
            <text:list-item>
              <text:p text:style-name="P92"><text:bookmark text:name="_oeqjxej6jde2"/>CASO 1</text:p>
            </text:list-item>
          </text:list>
        </text:list-item>
      </text:list>
      <text:p text:style-name="P35"><text:span text:style-name="T32">Descrição do caso de uso 1</text:span></text:p>
      <text:p text:style-name="P3"><text:span text:style-name="T33">Imagens do caso individual</text:span></text:p>
      <text:p text:style-name="P25"/>
      <text:p text:style-name="P67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6"><text:span text:style-name="T41">Nome do caso de uso </text:span></text:p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6"><text:span text:style-name="T41">Atores envolvidos </text:span></text:p>
          </table:table-cell>
          <table:table-cell table:style-name="Table2.A1" office:value-type="string">
            <text:p text:style-name="P16"/>
          </table:table-cell>
        </table:table-row>
        <table:table-row table:style-name="Table2.3">
          <table:table-cell table:style-name="Table2.A1" office:value-type="string">
            <text:p text:style-name="P16"><text:span text:style-name="T41">Descrição </text:span></text:p>
          </table:table-cell>
          <table:table-cell table:style-name="Table2.A1" office:value-type="string">
            <text:p text:style-name="P69"/>
          </table:table-cell>
        </table:table-row>
        <table:table-row table:style-name="Table2.3">
          <table:table-cell table:style-name="Table2.A1" office:value-type="string">
            <text:p text:style-name="P16"><text:span text:style-name="T41">Pré-Condições 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16"><text:span text:style-name="T41">Pós-Condições 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6">
          <table:table-cell table:style-name="Table2.A1" table:number-columns-spanned="2" office:value-type="string">
            <text:p text:style-name="P17"><text:span text:style-name="T41">Fluxo Básico</text:span></text:p>
          </table:table-cell>
          <table:covered-table-cell/>
        </table:table-row>
        <table:table-row table:style-name="Table2.6">
          <table:table-cell table:style-name="Table2.A1" table:number-rows-spanned="3" office:value-type="string">
            <text:p text:style-name="P4"><text:span text:style-name="T41">Ações do Ator</text:span></text:p>
          </table:table-cell>
          <table:table-cell table:style-name="Table2.A1" office:value-type="string">
            <text:p text:style-name="P16">fazer tal coisa</text:p>
          </table:table-cell>
        </table:table-row>
        <table:table-row table:style-name="Table2.6">
          <table:covered-table-cell/>
          <table:table-cell table:style-name="Table2.A1" office:value-type="string">
            <text:p text:style-name="P4">fazer tal coisa</text:p>
          </table:table-cell>
        </table:table-row>
        <table:table-row table:style-name="Table2.6">
          <table:covered-table-cell/>
          <table:table-cell table:style-name="Table2.A1" office:value-type="string">
            <text:p text:style-name="P4">fazer tal coisa</text:p>
          </table:table-cell>
        </table:table-row>
        <table:table-row table:style-name="Table2.10">
          <table:table-cell table:style-name="Table2.A1" table:number-columns-spanned="2" office:value-type="string">
            <text:p text:style-name="P5"><text:span text:style-name="T41">Fluxo Básico</text:span>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9"/>
          </table:table-cell>
        </table:table-row>
      </table:table>
      <text:p text:style-name="P20"/>
      <text:p text:style-name="P24"><text:span text:style-name="T17">Tabela 1 - Descrição do Caso de Uso </text:span><text:span text:style-name="T34">“TAL”</text:span><text:span text:style-name="T17">. </text:span></text:p>
      <text:p text:style-name="P24"><text:bookmark text:name="_ashikqjio6ub"/></text:p>
      <text:list xml:id="list83540463394945" text:continue-numbering="true" text:style-name="WWNum1">
        <text:list-item>
          <text:list>
            <text:list-item>
              <text:p text:style-name="P92">CASO 2</text:p>
            </text:list-item>
          </text:list>
        </text:list-item>
      </text:list>
      <text:section text:style-name="Sect1" text:name="TextSection">
        <text:p text:style-name="P25"/>
        <text:p text:style-name="P3"><text:span text:style-name="T33">Imagens do caso individual</text:span></text:p>
        <text:p text:style-name="P68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4"><text:span text:style-name="T34">Nome do caso de uso </text:span></text:p>
            </table:table-cell>
            <table:table-cell table:style-name="Table4.A1" office:value-type="string">
              <text:p text:style-name="P6"/>
            </table:table-cell>
          </table:table-row>
          <table:table-row table:style-name="Table4.1">
            <table:table-cell table:style-name="Table4.A1" office:value-type="string">
              <text:p text:style-name="P4"><text:span text:style-name="T34">Atores envolvidos </text:span></text:p>
            </table:table-cell>
            <table:table-cell table:style-name="Table4.A1" office:value-type="string">
              <text:p text:style-name="P6"/>
            </table:table-cell>
          </table:table-row>
          <table:table-row table:style-name="Table4.3">
            <table:table-cell table:style-name="Table4.A1" office:value-type="string">
              <text:p text:style-name="P4"><text:span text:style-name="T34">Descrição </text:span></text:p>
            </table:table-cell>
            <table:table-cell table:style-name="Table4.A1" office:value-type="string">
              <text:p text:style-name="P70"/>
            </table:table-cell>
          </table:table-row>
          <table:table-row table:style-name="Table4.3">
            <table:table-cell table:style-name="Table4.A1" office:value-type="string">
              <text:p text:style-name="P4"><text:span text:style-name="T34">Pré-Condições </text:span></text:p>
            </table:table-cell>
            <table:table-cell table:style-name="Table4.A1" office:value-type="string">
              <text:p text:style-name="P7"/>
            </table:table-cell>
          </table:table-row>
          <table:table-row table:style-name="Table4.3">
            <table:table-cell table:style-name="Table4.A1" office:value-type="string">
              <text:p text:style-name="P4"><text:span text:style-name="T34">Pós-Condições </text:span></text:p>
            </table:table-cell>
            <table:table-cell table:style-name="Table4.A1" office:value-type="string">
              <text:p text:style-name="P7"/>
            </table:table-cell>
          </table:table-row>
          <table:table-row table:style-name="Table4.6">
            <table:table-cell table:style-name="Table4.A1" table:number-columns-spanned="2" office:value-type="string">
              <text:p text:style-name="P5"><text:span text:style-name="T34">Fluxo Básico</text:span></text:p>
            </table:table-cell>
            <table:covered-table-cell/>
          </table:table-row>
          <table:table-row table:style-name="Table4.6">
            <table:table-cell table:style-name="Table4.A1" table:number-rows-spanned="3" office:value-type="string">
              <text:p text:style-name="P4"><text:span text:style-name="T34">Ações do Ator</text:span></text:p>
            </table:table-cell>
            <table:table-cell table:style-name="Table4.A1" office:value-type="string">
              <text:p text:style-name="P4"><text:span text:style-name="T32">fazer tal coisa</text:span></text:p>
            </table:table-cell>
          </table:table-row>
          <table:table-row table:style-name="Table4.6">
            <table:covered-table-cell/>
            <table:table-cell table:style-name="Table4.A1" office:value-type="string">
              <text:p text:style-name="P4"><text:span text:style-name="T32">fazer tal coisa</text:span></text:p>
            </table:table-cell>
          </table:table-row>
          <table:table-row table:style-name="Table4.6">
            <table:covered-table-cell/>
            <table:table-cell table:style-name="Table4.A1" office:value-type="string">
              <text:p text:style-name="P4"><text:span text:style-name="T32">fazer tal coisa</text:span></text:p>
            </table:table-cell>
          </table:table-row>
          <table:table-row table:style-name="Table4.6">
            <table:table-cell table:style-name="Table4.A1" table:number-columns-spanned="2" office:value-type="string">
              <text:p text:style-name="P5"><text:span text:style-name="T34">Fluxo exceção</text:span></text:p>
            </table:table-cell>
            <table:covered-table-cell/>
          </table:table-row>
          <table:table-row table:style-name="Table4.6"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0"/>
            </table:table-cell>
          </table:table-row>
        </table:table>
        <text:p text:style-name="P8"/>
        <text:p text:style-name="P8"/>
        <text:p text:style-name="P4"><text:soft-page-break/><text:span text:style-name="T34">Tabela 2 - Descrição do Caso de Uso “TAL”. </text:span></text:p>
        <text:p text:style-name="P25"/>
        <text:p text:style-name="P25"/>
        <text:list xml:id="list83539967294518" text:continue-numbering="true" text:style-name="WWNum1">
          <text:list-item>
            <text:p text:style-name="P84"><text:bookmark text:name="_93dzobw8gbzu"/>DICIONÁRIO DE DADOS: </text:p>
            <text:list>
              <text:list-item>
                <text:p text:style-name="P93"><text:bookmark text:name="_4afs6tpmc7rk"/>ATRIBUTOS</text:p>
              </text:list-item>
            </text:list>
          </text:list-item>
        </text:list>
        <text:p text:style-name="P36"><text:span text:style-name="T33">Imagem</text:span></text:p>
        <text:list xml:id="list83539808429744" text:continue-numbering="true" text:style-name="WWNum1">
          <text:list-item>
            <text:list>
              <text:list-item>
                <text:p text:style-name="P94"><text:bookmark text:name="_c97ugplo7zkp"/>OUTRA COISA</text:p>
              </text:list-item>
            </text:list>
          </text:list-item>
        </text:list>
      </text:section>
      <text:section text:style-name="Sect1" text:name="Section1">
        <text:p text:style-name="P76"><text:span text:style-name="T33">Imagem</text:span></text:p>
        <text:p text:style-name="P77"/>
        <text:p text:style-name="P28"/>
        <text:list xml:id="list83540998329194" text:continue-numbering="true" text:style-name="WWNum1">
          <text:list-item>
            <text:p text:style-name="P85"><text:bookmark text:name="_u4igd5mm4pe7"/>PROTOTIPAGEM</text:p>
          </text:list-item>
        </text:list>
        <text:p text:style-name="P30"/>
        <text:list xml:id="list83540502667073" text:continue-numbering="true" text:style-name="WWNum1">
          <text:list-item>
            <text:p text:style-name="P80"><text:bookmark text:name="_hkd5n78i2ggr"/>REFERÊNCIAS</text:p>
          </text:list-item>
        </text:list>
        <text:p text:style-name="P54"/>
        <text:p text:style-name="P63"><text:span text:style-name="T34">A diferença entre ser empreendedor e ser empresário </text:span><text:a xlink:type="simple" xlink:href="https://sebrae.com.br/sites/PortalSebrae/artigos/a-diferenca-entre-ser-empreendedor-e-ser-empresario,59634dbf5f5c5810VgnVCM1000001b00320aRCRD" text:style-name="ListLabel_20_19" text:visited-style-name="ListLabel_20_19"><text:span text:style-name="T39">https://sebrae.com.br/sites/PortalSebrae/artigos/a-diferenca-entre-ser-empreendedor-e-ser-empresario,59634dbf5f5c5810VgnVCM1000001b00320aRCRD</text:span></text:a></text:p>
        <text:p text:style-name="P63"/>
        <text:p text:style-name="P64"><text:span text:style-name="T41">Micro, pequena, média ou grande: como definir o porte de uma empresa?</text:span></text:p>
        <text:p text:style-name="P63"><text:a xlink:type="simple" xlink:href="https://exame.com/invest/btg-insights/como-definir-o-porte-de-uma-empresa/" text:style-name="ListLabel_20_19" text:visited-style-name="ListLabel_20_19"><text:span text:style-name="T39">https://exame.com/invest/btg-insights/como-definir-o-porte-de-uma-empresa/</text:span></text:a></text:p>
        <text:p text:style-name="P63"/>
        <text:p text:style-name="P63"><text:span text:style-name="T41">O que faz um operador de logística</text:span></text:p>
        <text:p text:style-name="P63"><text:a xlink:type="simple" xlink:href="https://br.indeed.com/conselho-de-carreira/encontrando-emprego/o-que-faz-operador-logistica" text:style-name="ListLabel_20_20" text:visited-style-name="ListLabel_20_20"><text:span text:style-name="T40">https://br.indeed.com/conselho-de-carreira/encontrando-emprego/o-que-faz-operador-logistica</text:span></text:a></text:p>
        <text:p text:style-name="P63"><text:soft-page-break/></text:p>
        <text:p text:style-name="P64"><text:span text:style-name="T41">Operador logístico: o que faz, importância e salário</text:span></text:p>
        <text:p text:style-name="P63"><text:a xlink:type="simple" xlink:href="https://www.totvs.com/blog/gestao-logistica/operador-logistico/" text:style-name="ListLabel_20_20" text:visited-style-name="ListLabel_20_20"><text:span text:style-name="T40">https://www.totvs.com/blog/gestao-logistica/operador-logistico/</text:span></text:a></text:p>
        <text:p text:style-name="P6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398in" fo:margin-bottom="0in" loext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4917in" fo:margin-right="0in" fo:margin-top="0.3709in" fo:margin-bottom="0.0835in" loext:contextual-spacing="false" fo:line-height="100%" fo:keep-together="always" fo:text-indent="-0.2953in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328in" fo:margin-bottom="0.1665in" loext:contextual-spacing="false" fo:line-height="100%" fo:keep-together="always" fo:text-indent="0.2953in" style:auto-text-indent="false" fo:keep-with-next="always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328in" fo:margin-bottom="0.1665in" loext:contextual-spacing="false" fo:line-height="100%" fo:keep-together="always" fo:text-indent="0.3929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fo:color="#000000" fo:font-size="12pt"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20" style:display-name="ListLabel 20" style:family="text">
      <style:text-properties fo:color="#1155cc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196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2917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0.4898in" fo:margin-left="-0.098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6563in" fo:margin-left="0in" fo:margin-top="0in" fo:margin-bottom="0in" table:align="left"/>
    </style:style>
    <style:style style:name="Table3.A" style:family="table-column">
      <style:table-column-properties style:column-width="4.5931in"/>
    </style:style>
    <style:style style:name="Table3.B" style:family="table-column">
      <style:table-column-properties style:column-width="2.0625in"/>
    </style:style>
    <style:style style:name="Table3.1" style:family="table-row">
      <style:table-row-properties style:min-row-height="0.1979in" fo:keep-together="auto"/>
    </style:style>
    <style:style style:name="Table3.A1" style:family="table-cell">
      <style:table-cell-properties fo:padding-left="0.075in" fo:padding-right="0.075in" fo:padding-top="0in" fo:padding-bottom="0in" fo:border="1pt solid #000000"/>
    </style:style>
    <style:style style:name="Table3.2" style:family="table-row">
      <style:table-row-properties style:min-row-height="0.1535in" fo:keep-together="auto"/>
    </style:style>
    <style:style style:name="Table3.3" style:family="table-row">
      <style:table-row-properties style:min-row-height="0.1139in" fo:keep-together="auto"/>
    </style:style>
    <style:style style:name="MP1" style:family="paragraph" style:parent-style-name="Standard">
      <style:paragraph-properties fo:margin-left="0in" fo:margin-right="0.978in" fo:margin-top="0.3291in" fo:margin-bottom="0in" loext:contextual-spacing="false" fo:line-height="100%" fo:orphans="0" fo:widows="0" fo:text-indent="0in" style:auto-text-indent="false"/>
      <style:text-properties fo:font-weight="bold" style:font-weight-asian="bold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weight="bold" style:font-weight-asian="bold"/>
    </style:style>
    <style:style style:name="MP3" style:family="paragraph" style:parent-style-name="Standard">
      <style:paragraph-properties fo:margin-left="0.0898in" fo:margin-right="0in" fo:margin-top="0in" fo:margin-bottom="0in" loext:contextual-spacing="false" fo:line-height="100%" fo:orphans="0" fo:widows="0" fo:text-indent="0in" style:auto-text-indent="false"/>
    </style:style>
    <style:style style:name="MP4" style:family="paragraph" style:parent-style-name="Standard">
      <style:paragraph-properties fo:margin-left="0.1591in" fo:margin-right="0in" fo:margin-top="0in" fo:margin-bottom="0in" loext:contextual-spacing="false" fo:line-height="100%" fo:orphans="0" fo:widows="0" fo:text-indent="0in" style:auto-text-indent="false"/>
    </style:style>
    <style:style style:name="MP5" style:family="paragraph" style:parent-style-name="Standard">
      <style:paragraph-properties fo:margin-left="0.0909in" fo:margin-right="0in" fo:margin-top="0in" fo:margin-bottom="0in" loext:contextual-spacing="false" fo:line-height="100%" fo:orphans="0" fo:widows="0" fo:text-indent="0in" style:auto-text-indent="false"/>
    </style:style>
    <style:style style:name="MP6" style:family="paragraph" style:parent-style-name="Standard">
      <style:paragraph-properties fo:margin-left="0.1598in" fo:margin-right="0in" fo:margin-top="0in" fo:margin-bottom="0in" loext:contextual-spacing="false" fo:line-height="100%" fo:orphans="0" fo:widows="0" fo:text-indent="0in" style:auto-text-indent="false"/>
    </style:style>
    <style:style style:name="MP7" style:family="paragraph" style:parent-style-name="Standard">
      <style:paragraph-properties fo:margin-top="0in" fo:margin-bottom="0in" loext:contextual-spacing="false" fo:line-height="100%" fo:orphans="0" fo:widows="0"/>
      <style:text-properties fo:font-size="9pt" style:font-size-asian="9pt" style:font-size-complex="9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2in" fo:margin-right="0.1252in" fo:margin-top="0.1252in" fo:margin-bottom="0.1252in" style:vertical-pos="from-top" style:vertical-rel="paragraph" style:horizontal-pos="from-left" style:horizontal-rel="paragraph" draw:opacity="0%" fo:padding="0in" fo:border="none"/>
    </style:style>
    <style:page-layout style:name="Mpm1">
      <style:page-layout-properties fo:page-width="8.2681in" fo:page-height="11.6929in" style:num-format="1" style:print-orientation="portrait" fo:margin-top="0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Frame1" text:anchor-type="paragraph" svg:x="-0.0665in" svg:y="0in" svg:width="6.6563in" draw:z-index="14"><draw:text-box fo:min-height="0in"><table:table table:name="Table3" table:style-name="Table3"><table:table-column table:style-name="Table3.A"/><table:table-column table:style-name="Table3.B"/><table:table-header-rows><table:table-row table:style-name="Table3.1"><table:table-cell table:style-name="Table3.A1" office:value-type="string"><text:p text:style-name="MP3"><text:span text:style-name="MT1">NOME….</text:span></text:p></table:table-cell><table:table-cell table:style-name="Table3.A1" office:value-type="string"><text:p text:style-name="MP4"><text:span text:style-name="MT1">Versão: 1.2</text:span></text:p></table:table-cell></table:table-row><table:table-row table:style-name="Table3.2"><table:table-cell table:style-name="Table3.A1" office:value-type="string"><text:p text:style-name="MP5"><text:span text:style-name="MT1">Especificação de Requisitos de Software </text:span></text:p></table:table-cell><table:table-cell table:style-name="Table3.A1" office:value-type="string"><text:p text:style-name="MP6"><text:span text:style-name="MT1">Data: 06/09/2024</text:span></text:p></table:table-cell></table:table-row><table:table-row table:style-name="Table3.3"><table:table-cell table:style-name="Table3.A1" table:number-columns-spanned="2" office:value-type="string"><text:p text:style-name="MP7"/></table:table-cell><table:covered-table-cell/></table:table-row></table:table-header-rows></table:table></draw:text-box></draw:frame></text:p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First_20_Page" style:display-name="First Page" style:page-layout-name="Mpm3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9" style:page-layout-name="Mpm4" style:next-style-name="Converted1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4" meta:paragraph-count="236" meta:word-count="2340" meta:character-count="15536" meta:non-whitespace-character-count="13414"/>
    <meta:generator>LibreOfficeDev/6.0.5.2$Linux_X86_64 LibreOffice_project/</meta:generator>
  </office:meta>
</office:document-meta>
</file>